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cripts/javascript/Library1/parcel-descriptor.xml" manifest:media-type=""/>
  <manifest:file-entry manifest:full-path="Scripts/javascript/Library1/" manifest:media-type="application/binary"/>
  <manifest:file-entry manifest:full-path="Scripts/javascript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Sheet36 (LineMessageMaster).xml" manifest:media-type="text/xml"/>
  <manifest:file-entry manifest:full-path="Basic/VBAProject/Sheet36.xml" manifest:media-type="text/xml"/>
  <manifest:file-entry manifest:full-path="Basic/VBAProject/script-lb.xml" manifest:media-type="text/xml"/>
  <manifest:file-entry manifest:full-path="Basic/VBAProject/ThisWorkbook.xml" manifest:media-type="text/xml"/>
  <manifest:file-entry manifest:full-path="Basic/VBAProject/Sheet15.xml" manifest:media-type="text/xml"/>
  <manifest:file-entry manifest:full-path="Basic/VBAProject/Module2.xml" manifest:media-type="text/xml"/>
  <manifest:file-entry manifest:full-path="Basic/Standard/script-lb.xml" manifest:media-type="text/xml"/>
  <manifest:file-entry manifest:full-path="Basic/Standard/Sheet2.xml" manifest:media-type="text/xml"/>
  <manifest:file-entry manifest:full-path="Basic/Standard/Sheet1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 style:font-family-generic="modern"/>
    <style:font-face style:name="ＭＳ Ｐゴシック" svg:font-family="'ＭＳ Ｐゴシック'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083cm"/>
    </style:style>
    <style:style style:name="co12" style:family="table-column">
      <style:table-column-properties fo:break-before="auto" style:column-width="7.205cm"/>
    </style:style>
    <style:style style:name="co13" style:family="table-column">
      <style:table-column-properties fo:break-before="auto" style:column-width="5.701cm"/>
    </style:style>
    <style:style style:name="co14" style:family="table-column">
      <style:table-column-properties fo:break-before="auto" style:column-width="1.035cm"/>
    </style:style>
    <style:style style:name="co15" style:family="table-column">
      <style:table-column-properties fo:break-before="auto" style:column-width="0.986cm"/>
    </style:style>
    <style:style style:name="co16" style:family="table-column">
      <style:table-column-properties fo:break-before="auto" style:column-width="1.406cm"/>
    </style:style>
    <style:style style:name="co17" style:family="table-column">
      <style:table-column-properties fo:break-before="auto" style:column-width="5.914cm"/>
    </style:style>
    <style:style style:name="co18" style:family="table-column">
      <style:table-column-properties fo:break-before="auto" style:column-width="18.584cm"/>
    </style:style>
    <style:style style:name="co19" style:family="table-column">
      <style:table-column-properties fo:break-before="auto" style:column-width="23.742cm"/>
    </style:style>
    <style:style style:name="co20" style:family="table-column">
      <style:table-column-properties fo:break-before="auto" style:column-width="1.722cm"/>
    </style:style>
    <style:style style:name="co21" style:family="table-column">
      <style:table-column-properties fo:break-before="auto" style:column-width="2.545cm"/>
    </style:style>
    <style:style style:name="co22" style:family="table-column">
      <style:table-column-properties fo:break-before="auto" style:column-width="2.448cm"/>
    </style:style>
    <style:style style:name="co23" style:family="table-column">
      <style:table-column-properties fo:break-before="auto" style:column-width="1.746cm"/>
    </style:style>
    <style:style style:name="co24" style:family="table-column">
      <style:table-column-properties fo:break-before="auto" style:column-width="2.715cm"/>
    </style:style>
    <style:style style:name="co25" style:family="table-column">
      <style:table-column-properties fo:break-before="auto" style:column-width="1.827cm"/>
    </style:style>
    <style:style style:name="co26" style:family="table-column">
      <style:table-column-properties fo:break-before="auto" style:column-width="1.432cm"/>
    </style:style>
    <style:style style:name="co27" style:family="table-column">
      <style:table-column-properties fo:break-before="auto" style:column-width="7.601cm"/>
    </style:style>
    <style:style style:name="co28" style:family="table-column">
      <style:table-column-properties fo:break-before="auto" style:column-width="7.997cm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513cm" fo:break-before="auto" style:use-optimal-row-height="true"/>
    </style:style>
    <style:style style:name="ro8" style:family="table-row">
      <style:table-row-properties style:row-height="0.563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979cm" fo:break-before="auto" style:use-optimal-row-height="true"/>
    </style:style>
    <style:style style:name="ro9" style:family="table-row">
      <style:table-row-properties style:row-height="1.446cm" fo:break-before="auto" style:use-optimal-row-height="true"/>
    </style:style>
    <style:style style:name="ro10" style:family="table-row">
      <style:table-row-properties style:row-height="2.021cm" fo:break-before="auto" style:use-optimal-row-height="true"/>
    </style:style>
    <style:style style:name="ro11" style:family="table-row">
      <style:table-row-properties style:row-height="1.011cm" fo:break-before="auto" style:use-optimal-row-height="true"/>
    </style:style>
    <style:style style:name="ro12" style:family="table-row">
      <style:table-row-properties style:row-height="1.914cm" fo:break-before="auto" style:use-optimal-row-height="true"/>
    </style:style>
    <style:style style:name="ro13" style:family="table-row">
      <style:table-row-properties style:row-height="1.069cm" fo:break-before="auto" style:use-optimal-row-height="true"/>
    </style:style>
    <style:style style:name="ro14" style:family="table-row">
      <style:table-row-properties style:row-height="0.543cm" fo:break-before="auto" style:use-optimal-row-height="true"/>
    </style:style>
    <style:style style:name="ro15" style:family="table-row">
      <style:table-row-properties style:row-height="5.443cm" fo:break-before="auto" style:use-optimal-row-height="true"/>
    </style:style>
    <style:style style:name="ro16" style:family="table-row">
      <style:table-row-properties style:row-height="2.177cm" fo:break-before="auto" style:use-optimal-row-height="true"/>
    </style:style>
    <style:style style:name="ro19" style:family="table-row">
      <style:table-row-properties style:row-height="0.476cm" fo:break-before="auto" style:use-optimal-row-height="true"/>
    </style:style>
    <style:style style:name="ro20" style:family="table-row">
      <style:table-row-properties style:row-height="0.469cm" fo:break-before="auto" style:use-optimal-row-height="tru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PageStyle_5f_MasterData作成">
      <style:table-properties table:display="true" style:writing-mode="lr-tb"/>
    </style:style>
    <style:style style:name="ta4" style:family="table" style:master-page-name="PageStyle_5f_LineMessageMaster">
      <style:table-properties table:display="true" style:writing-mode="lr-tb" tableooo:tab-color="#ff0000"/>
    </style:style>
    <number:time-style style:name="N40">
      <number:hours/>
      <number:text>:</number:text>
      <number:minutes number:style="long"/>
    </number:time-style>
    <number:text-style style:name="N100">
      <number:text-content/>
    </number:text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10" style:family="table-cell" style:parent-style-name="Default" style:data-style-name="N100">
      <style:table-cell-properties style:diagonal-bl-tr="none" style:diagonal-tl-br="none" fo:border="0.06pt fine-dashed #000000" style:rotation-align="none"/>
      <style:text-properties style:text-position=""/>
    </style:style>
    <style:style style:name="ce11" style:family="table-cell" style:parent-style-name="Default">
      <style:table-cell-properties fo:border-bottom="0.06pt solid #1f497d" fo:background-color="#000000" style:diagonal-bl-tr="none" style:diagonal-tl-br="none" fo:border-left="0.06pt fine-dashed #1f497d" fo:border-right="0.06pt fine-dashed #1f497d" style:rotation-align="none" fo:border-top="0.06pt fine-dashed #1f497d"/>
      <style:text-properties fo:color="#ffffff" style:text-outline="false" style:text-line-through-style="none" style:text-line-through-type="none" style:text-position="" style:font-name="ＭＳ Ｐゴシック1" fo:font-size="10pt" fo:font-style="normal" fo:text-shadow="none" style:text-underline-style="none" fo:font-weight="bold" style:font-name-asian="ＭＳ Ｐゴシック1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fo:border-bottom="0.06pt solid #1f497d" fo:background-color="#000000" style:diagonal-bl-tr="none" style:diagonal-tl-br="none" fo:border-left="0.06pt fine-dashed #1f497d" fo:border-right="0.06pt fine-dashed #1f497d" style:rotation-align="none" fo:border-top="0.06pt fine-dashed #1f497d"/>
      <style:text-properties fo:color="#ffffff" style:text-outline="false" style:text-line-through-style="none" style:text-line-through-type="none" style:text-position="" style:font-name="ＭＳ Ｐゴシック1" fo:font-size="10pt" fo:font-style="normal" fo:text-shadow="none" style:text-underline-style="none" fo:font-weight="bold" style:font-name-asian="ＭＳ Ｐゴシック1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fo:border-bottom="0.06pt fine-dashed #000000" style:diagonal-bl-tr="none" style:diagonal-tl-br="none" fo:background-color="transparent" fo:border-left="0.06pt fine-dashed #000000" fo:border-right="none" style:rotation-align="none" fo:border-top="0.06pt fine-dashed #000000"/>
      <style:text-properties style:use-window-font-color="true" style:text-outline="false" style:text-line-through-style="none" style:text-line-through-type="none" style:text-position="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06pt solid #1f497d" fo:background-color="#000000" style:diagonal-bl-tr="none" style:diagonal-tl-br="none" style:text-align-source="value-type" style:repeat-content="false" fo:wrap-option="wrap" fo:border-left="none" style:direction="ltr" fo:border-right="0.06pt fine-dashed #1f497d" style:rotation-angle="0" style:rotation-align="none" style:shrink-to-fit="false" fo:border-top="0.06pt fine-dashed #1f497d" style:vertical-align="middle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text-position="" style:font-name="ＭＳ Ｐゴシック1" fo:font-size="10pt" fo:font-style="normal" fo:text-shadow="none" style:text-underline-style="none" fo:font-weight="bold" style:font-name-asian="ＭＳ Ｐゴシック1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fo:background-color="transparent" fo:border="0.06pt fine-dashed #000000" style:rotation-align="none"/>
      <style:text-properties style:text-position=""/>
    </style:style>
    <style:style style:name="ce17" style:family="table-cell" style:parent-style-name="Default">
      <style:table-cell-properties fo:border-bottom="0.06pt solid #1f497d" fo:background-color="#000000" style:diagonal-bl-tr="none" style:diagonal-tl-br="none" style:text-align-source="value-type" style:repeat-content="false" fo:wrap-option="wrap" fo:border-left="0.06pt fine-dashed #1f497d" style:direction="ltr" fo:border-right="0.06pt fine-dashed #1f497d" style:rotation-angle="0" style:rotation-align="none" style:shrink-to-fit="false" fo:border-top="0.06pt fine-dashed #1f497d" style:vertical-align="middle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text-position="" style:font-name="ＭＳ Ｐゴシック1" fo:font-size="10pt" fo:font-style="normal" fo:text-shadow="none" style:text-underline-style="none" fo:font-weight="bold" style:font-name-asian="ＭＳ Ｐゴシック1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10100">
      <style:table-cell-properties style:diagonal-bl-tr="none" style:diagonal-tl-br="none" fo:background-color="transparent" fo:border="0.06pt fine-dashed #000000" style:rotation-align="none"/>
      <style:text-properties style:use-window-font-color="true" style:text-outline="false" style:text-line-through-style="none" style:text-line-through-type="none" style:text-position="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fo:border-bottom="0.06pt fine-dashed #000000" style:diagonal-bl-tr="none" style:diagonal-tl-br="none" fo:border-left="0.06pt fine-dashed #000000" fo:border-right="0.06pt fine-dashed #000000" style:rotation-align="none" fo:border-top="none"/>
      <style:text-properties style:text-position=""/>
    </style:style>
    <style:style style:name="ce2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text-position="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text-position="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diagonal-bl-tr="none" style:diagonal-tl-br="none" style:text-align-source="fix" style:repeat-content="false" fo:background-color="transparent" fo:border="0.06pt fine-dashed #000000" style:rotation-align="none"/>
      <style:paragraph-properties fo:text-align="start" fo:margin-left="0cm"/>
      <style:text-properties style:text-position=""/>
    </style:style>
    <style:style style:name="ce29" style:family="table-cell" style:parent-style-name="Default" style:data-style-name="N0">
      <style:table-cell-properties fo:border-bottom="0.06pt fine-dashed #000000" style:diagonal-bl-tr="none" style:diagonal-tl-br="none" style:text-align-source="fix" style:repeat-content="false" fo:background-color="transparent" fo:border-left="0.06pt fine-dashed #000000" fo:border-right="none" style:rotation-align="none" fo:border-top="0.06pt fine-dashed #000000"/>
      <style:paragraph-properties fo:text-align="start" fo:margin-left="0cm"/>
      <style:text-properties style:use-window-font-color="true" style:text-outline="false" style:text-line-through-style="none" style:text-line-through-type="none" style:text-position="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style:diagonal-bl-tr="none" style:diagonal-tl-br="none" style:text-align-source="fix" style:repeat-content="false" fo:border="0.06pt fine-dashed #000000" style:rotation-align="none"/>
      <style:paragraph-properties fo:text-align="start" fo:margin-left="0cm"/>
      <style:text-properties style:text-position=""/>
    </style:style>
    <style:style style:name="ce31" style:family="table-cell" style:parent-style-name="Default" style:data-style-name="N10100">
      <style:table-cell-properties style:diagonal-bl-tr="none" style:diagonal-tl-br="none" style:text-align-source="fix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text-position="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100">
      <style:table-cell-properties style:diagonal-bl-tr="none" style:diagonal-tl-br="none" style:text-align-source="fix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100">
      <style:table-cell-properties style:diagonal-bl-tr="none" style:diagonal-tl-br="none" style:text-align-source="fix" style:repeat-content="false" fo:background-color="transparent" fo:border="0.06pt fine-dashed #000000" style:rotation-align="none"/>
      <style:paragraph-properties fo:text-align="start" fo:margin-left="0cm"/>
      <style:text-properties fo:color="#ff0000" style:text-outline="false" style:text-line-through-style="none" style:text-line-through-type="none" style:text-position="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100">
      <style:table-cell-properties style:diagonal-bl-tr="none" style:diagonal-tl-br="none" style:text-align-source="fix" style:repeat-content="false" fo:background-color="transparent" fo:border="0.06pt fine-dashed #000000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text-position="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fo:border-bottom="0.06pt fine-dashed #000000" style:diagonal-bl-tr="none" style:diagonal-tl-br="none" style:text-align-source="fix" style:repeat-content="false" fo:border-left="0.06pt fine-dashed #000000" fo:border-right="0.06pt fine-dashed #000000" style:rotation-align="none" fo:border-top="none"/>
      <style:paragraph-properties fo:text-align="start" fo:margin-left="0cm"/>
      <style:text-properties style:text-position=""/>
    </style:style>
    <style:style style:name="ce36" style:family="table-cell" style:parent-style-name="Default" style:data-style-name="N100">
      <style:table-cell-properties style:diagonal-bl-tr="none" style:diagonal-tl-br="none" style:text-align-source="fix" style:repeat-content="false" fo:border="0.06pt fine-dashed #000000" style:rotation-align="none"/>
      <style:paragraph-properties fo:text-align="start" fo:margin-left="0cm"/>
      <style:text-properties style:text-position=""/>
    </style:style>
    <style:style style:name="ce37" style:family="table-cell" style:parent-style-name="Default" style:data-style-name="N10100">
      <style:table-cell-properties style:diagonal-bl-tr="none" style:diagonal-tl-br="none" style:text-align-source="fix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text-position="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e38" style:family="table-cell" style:parent-style-name="Default" style:data-style-name="N10100">
      <style:table-cell-properties style:diagonal-bl-tr="none" style:diagonal-tl-br="none" style:text-align-source="fix" style:repeat-content="false" fo:background-color="transparent" fo:border="0.06pt fine-dashed #000000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text-position="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name-complex="Mangal" style:font-size-complex="11pt" style:font-style-complex="normal" style:font-weight-complex="normal"/>
    </style:style>
    <style:style style:name="ce39" style:family="table-cell" style:parent-style-name="Default">
      <style:table-cell-properties fo:wrap-option="wrap"/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ja" style:country-asian="JP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40">
      <style:table-cell-properties style:diagonal-bl-tr="none" style:diagonal-tl-br="none" style:text-align-source="fix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text-position="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40">
      <style:text-properties style:text-position=""/>
    </style:style>
    <style:style style:name="ce42" style:family="table-cell" style:parent-style-name="Default">
      <style:table-cell-properties style:diagonal-bl-tr="none" style:diagonal-tl-br="none" fo:border="0.06pt solid #000000" style:rotation-align="none"/>
    </style:style>
    <style:style style:name="ce43" style:family="table-cell" style:parent-style-name="Default">
      <style:table-cell-properties style:rotation-align="none"/>
    </style:style>
    <style:style style:name="ce44" style:family="table-cell" style:parent-style-name="Default">
      <style:table-cell-properties fo:background-color="transparent" style:rotation-align="none"/>
    </style:style>
    <style:style style:name="ce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1f497d" fo:background-color="#000000" style:diagonal-bl-tr="none" style:diagonal-tl-br="none" style:text-align-source="value-type" style:repeat-content="false" fo:wrap-option="wrap" fo:border-left="none" style:direction="ltr" fo:border-right="0.06pt fine-dashed #1f497d" style:rotation-angle="0" style:rotation-align="none" style:shrink-to-fit="false" fo:border-top="0.06pt fine-dashed #1f497d" style:vertical-align="middle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ＭＳ Ｐゴシック1" fo:font-size="10pt" fo:font-style="normal" fo:text-shadow="none" style:text-underline-style="none" fo:font-weight="bold" style:font-name-asian="ＭＳ Ｐゴシック1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diagonal-bl-tr="none" style:diagonal-tl-br="none" fo:background-color="transparent" fo:border="0.06pt fine-dashed #000000" style:rotation-align="none"/>
    </style:style>
    <style:style style:name="ce51" style:family="table-cell" style:parent-style-name="Default" style:data-style-name="N100">
      <style:table-cell-properties style:diagonal-bl-tr="none" style:diagonal-tl-br="none" fo:border="0.06pt fine-dashed #000000" style:rotation-align="none"/>
    </style:style>
    <style:style style:name="ce52" style:family="table-cell" style:parent-style-name="Default">
      <style:table-cell-properties fo:border-bottom="0.06pt solid #1f497d" fo:background-color="#000000" style:diagonal-bl-tr="none" style:diagonal-tl-br="none" fo:border-left="0.06pt fine-dashed #1f497d" fo:border-right="0.06pt fine-dashed #1f497d" style:rotation-align="none" fo:border-top="0.06pt fine-dashed #1f497d"/>
      <style:text-properties fo:color="#ffffff" style:text-outline="false" style:text-line-through-style="none" style:text-line-through-type="none" style:font-name="ＭＳ Ｐゴシック1" fo:font-size="10pt" fo:font-style="normal" fo:text-shadow="none" style:text-underline-style="none" fo:font-weight="bold" style:font-name-asian="ＭＳ Ｐゴシック1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fo:border-bottom="0.06pt solid #1f497d" fo:background-color="#000000" style:diagonal-bl-tr="none" style:diagonal-tl-br="none" fo:border-left="0.06pt fine-dashed #1f497d" fo:border-right="0.06pt fine-dashed #1f497d" style:rotation-align="none" fo:border-top="0.06pt fine-dashed #1f497d"/>
      <style:text-properties fo:color="#ffffff" style:text-outline="false" style:text-line-through-style="none" style:text-line-through-type="none" style:font-name="ＭＳ Ｐゴシック1" fo:font-size="10pt" fo:font-style="normal" fo:text-shadow="none" style:text-underline-style="none" fo:font-weight="bold" style:font-name-asian="ＭＳ Ｐゴシック1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100">
      <style:table-cell-properties fo:border-bottom="0.06pt fine-dashed #000000" style:diagonal-bl-tr="none" style:diagonal-tl-br="none" fo:background-color="transparent" fo:border-left="0.06pt fine-dashed #000000" fo:border-right="none" style:rotation-align="none" fo:border-top="0.06pt fine-dashed #000000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06pt solid #1f497d" fo:background-color="#000000" style:diagonal-bl-tr="none" style:diagonal-tl-br="none" style:text-align-source="value-type" style:repeat-content="false" fo:wrap-option="wrap" fo:border-left="0.06pt fine-dashed #1f497d" style:direction="ltr" fo:border-right="0.06pt fine-dashed #1f497d" style:rotation-angle="0" style:rotation-align="none" style:shrink-to-fit="false" fo:border-top="0.06pt fine-dashed #1f497d" style:vertical-align="middle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ＭＳ Ｐゴシック1" fo:font-size="10pt" fo:font-style="normal" fo:text-shadow="none" style:text-underline-style="none" fo:font-weight="bold" style:font-name-asian="ＭＳ Ｐゴシック1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 style:data-style-name="N10100">
      <style:table-cell-properties style:diagonal-bl-tr="none" style:diagonal-tl-br="none" style:text-align-source="fix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100">
      <style:table-cell-properties style:diagonal-bl-tr="none" style:diagonal-tl-br="none" style:text-align-source="fix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100">
      <style:table-cell-properties style:diagonal-bl-tr="none" style:diagonal-tl-br="none" fo:background-color="transparent" fo:border="0.06pt fine-dashed #000000" style:rotation-align="non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0100">
      <style:table-cell-properties style:diagonal-bl-tr="none" style:diagonal-tl-br="none" fo:background-color="transparent" fo:border="0.06pt fine-dashed #000000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fo:border-bottom="0.06pt fine-dashed #000000" style:diagonal-bl-tr="none" style:diagonal-tl-br="none" fo:border-left="0.06pt fine-dashed #000000" fo:border-right="0.06pt fine-dashed #000000" style:rotation-align="none" fo:border-top="none"/>
    </style:style>
    <style:style style:name="ce63" style:family="table-cell" style:parent-style-name="Default" style:data-style-name="N10100">
      <style:table-cell-properties style:diagonal-bl-tr="none" style:diagonal-tl-br="none" style:text-align-source="value-type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0100">
      <style:table-cell-properties style:diagonal-bl-tr="none" style:diagonal-tl-br="none" style:text-align-source="value-type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name-complex="Mangal" style:font-size-complex="10pt" style:font-style-complex="normal" style:font-weight-complex="normal"/>
    </style:style>
    <style:style style:name="gr1" style:family="graphic">
      <style:graphic-properties draw:textarea-vertical-align="middle" fo:background-color="#ece9d8"/>
    </style:style>
    <style:style style:name="gr2" style:family="graphic">
      <style:graphic-properties draw:stroke="none" svg:stroke-width="0cm" draw:fill="gradient" draw:fill-gradient-name="Gradient_20_2" draw:textarea-vertical-align="middle" draw:auto-grow-height="false" draw:fit-to-size="false" fo:min-height="0.1cm" fo:min-width="0.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P1" style:family="paragraph">
      <style:paragraph-properties fo:text-align="center"/>
      <style:text-properties fo:color="#000000" style:text-line-through-style="none" style:text-line-through-type="none" fo:font-family="Ｐゴシック" fo:font-size="11pt" fo:font-style="normal" style:text-underline-style="none" fo:font-weight="normal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text-align="start"/>
      <style:text-properties fo:font-size="18pt"/>
    </style:style>
    <style:style style:name="T1" style:family="text">
      <style:text-properties fo:color="#ffffff" style:text-line-through-style="none" style:text-line-through-type="none" style:text-position="0% 58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sterData作成" table:style-name="ta2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1" form:id="control1" form:label="KPI SQL &#10;      &#10;       &#10;       AP &#10;       &#10;       &#10;       SQL " form:printable="false" office:target-frame="" xlink:href="" form:image-data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2" form:id="control2" form:label=" SQL " form:printable="false" office:target-frame="" xlink:href="" form:image-data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shapes>
          <draw:control draw:z-index="1" draw:style-name="gr1" draw:text-style-name="P1" svg:width="7.562cm" svg:height="4.18cm" svg:x="1.796cm" svg:y="3.308cm" draw:control="control1"/>
          <draw:control draw:z-index="2" draw:style-name="gr1" draw:text-style-name="P1" svg:width="7.271cm" svg:height="2.249cm" svg:x="2.034cm" svg:y="8.494cm" draw:control="control2"/>
        </table:shapes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number-columns-repeated="1021" table:default-cell-style-name="Default"/>
        <table:table-row table:style-name="ro19" table:number-rows-repeated="2">
          <table:table-cell table:number-columns-repeated="1024"/>
        </table:table-row>
        <table:table-row table:style-name="ro19">
          <table:table-cell/>
          <table:table-cell table:style-name="ce42" office:value-type="string" calcext:value-type="string">
            <text:p>MasterVersion</text:p>
          </table:table-cell>
          <table:table-cell table:style-name="ce42" office:value-type="float" office:value="2014031302" calcext:value-type="float">
            <text:p>2014031302</text:p>
          </table:table-cell>
          <table:table-cell table:number-columns-repeated="1021"/>
        </table:table-row>
        <table:table-row table:style-name="ro19">
          <table:table-cell table:number-columns-repeated="2"/>
          <table:table-cell table:style-name="ce43"/>
          <table:table-cell table:number-columns-repeated="1021"/>
        </table:table-row>
        <table:table-row table:style-name="ro19">
          <table:table-cell/>
          <table:table-cell>
            <draw:custom-shape table:end-cell-address="MasterData作成.D6" table:end-x="0.074cm" table:end-y="0.261cm" draw:z-index="0" draw:name="額縁 1" draw:style-name="gr2" draw:text-style-name="P3" svg:width="4.972cm" svg:height="0.736cm" svg:x="0.096cm" svg:y="0.001cm">
              <office:event-listeners>
                <script:event-listener script:language="ooo:script" script:event-name="dom:click" xlink:href="vnd.sun.star.script:VBAProject.Module2.OutputMasterFile?language=Basic&amp;location=document"/>
              </office:event-listeners>
              <text:p text:style-name="P2"><text:span text:style-name="T1">マスターデータ作成</text:span></text:p>
              <draw:enhanced-geometry draw:mirror-horizontal="false" draw:mirror-vertical="false" svg:viewBox="0 0 0 0" draw:text-areas="?f2 ?f2 ?f3 ?f4" draw:type="ooxml-bevel" draw:modifiers="12500" draw:enhanced-path="M ?f2 ?f2 L ?f3 ?f2 ?f3 ?f4 ?f2 ?f4 Z S N M 0 0 L ?f5 0 ?f3 ?f2 ?f2 ?f2 Z  S N M 0 ?f8 L ?f2 ?f4 ?f3 ?f4 ?f5 ?f8 Z  S N M 0 0 L ?f2 ?f2 ?f2 ?f4 0 ?f8 Z  S N M ?f5 0 L ?f5 ?f8 ?f3 ?f4 ?f3 ?f2 Z  S N M 0 0 L ?f5 0 ?f5 ?f8 0 ?f8 Z M ?f2 ?f2 L ?f3 ?f2 ?f3 ?f4 ?f2 ?f4 Z M 0 0 L ?f2 ?f2 M 0 ?f8 L ?f2 ?f4 M ?f5 0 L ?f3 ?f2 M ?f5 ?f8 L ?f3 ?f4 F N" drawooo:enhanced-path="M ?f2 ?f2 L ?f3 ?f2 ?f3 ?f4 ?f2 ?f4 Z S N M 0 0 L ?f5 0 ?f3 ?f2 ?f2 ?f2 Z K S N M 0 ?f8 L ?f2 ?f4 ?f3 ?f4 ?f5 ?f8 Z I S N M 0 0 L ?f2 ?f2 ?f2 ?f4 0 ?f8 Z J S N M ?f5 0 L ?f5 ?f8 ?f3 ?f4 ?f3 ?f2 Z H S N M 0 0 L ?f5 0 ?f5 ?f8 0 ?f8 Z M ?f2 ?f2 L ?f3 ?f2 ?f3 ?f4 ?f2 ?f4 Z M 0 0 L ?f2 ?f2 M 0 ?f8 L ?f2 ?f4 M ?f5 0 L ?f3 ?f2 M ?f5 ?f8 L ?f3 ?f4 F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logwidth"/>
                <draw:equation draw:name="f6" draw:formula="logheight/2"/>
                <draw:equation draw:name="f7" draw:formula="logwidth/2"/>
                <draw:equation draw:name="f8" draw:formula="logheight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1022"/>
        </table:table-row>
        <table:table-row table:style-name="ro19">
          <table:table-cell table:number-columns-repeated="1024"/>
        </table:table-row>
        <table:table-row table:style-name="ro20" table:number-rows-repeated="2">
          <table:table-cell table:number-columns-repeated="1024"/>
        </table:table-row>
        <table:table-row table:style-name="ro20">
          <table:table-cell/>
          <table:table-cell table:style-name="ce43"/>
          <table:table-cell table:number-columns-repeated="1022"/>
        </table:table-row>
        <table:table-row table:style-name="ro20" table:number-rows-repeated="2">
          <table:table-cell table:number-columns-repeated="1024"/>
        </table:table-row>
        <table:table-row table:style-name="ro20">
          <table:table-cell/>
          <table:table-cell table:style-name="ce43"/>
          <table:table-cell table:number-columns-repeated="1022"/>
        </table:table-row>
        <table:table-row table:style-name="ro20" table:number-rows-repeated="1048563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LiveInfoMaster" table:style-name="ta4">
        <office:forms form:automatic-focus="false" form:apply-design-mode="false"/>
        <table:table-column table:style-name="co23" table:default-cell-style-name="ce43"/>
        <table:table-column table:style-name="co24" table:default-cell-style-name="ce43"/>
        <table:table-column table:style-name="co25" table:default-cell-style-name="ce43"/>
        <table:table-column table:style-name="co26" table:default-cell-style-name="ce43"/>
        <table:table-column table:style-name="co27" table:default-cell-style-name="ce43"/>
        <table:table-column table:style-name="co28" table:default-cell-style-name="ce43"/>
        <table:table-column table:style-name="co23" table:number-columns-repeated="1018" table:default-cell-style-name="ce43"/>
        <table:table-row table:style-name="ro3">
          <table:table-cell/>
          <table:table-cell table:style-name="ce45" table:number-columns-repeated="2"/>
          <table:table-cell table:style-name="ce53"/>
          <table:table-cell table:style-name="ce45" table:number-columns-repeated="2"/>
          <table:table-cell table:number-columns-repeated="1018"/>
        </table:table-row>
        <table:table-row table:style-name="ro19">
          <table:table-cell table:style-name="ce44"/>
          <table:table-cell table:style-name="ce46" table:number-columns-repeated="2"/>
          <table:table-cell table:style-name="ce54"/>
          <table:table-cell table:style-name="ce46" table:number-columns-repeated="2"/>
          <table:table-cell table:number-columns-repeated="1018"/>
        </table:table-row>
        <table:table-row table:style-name="ro3">
          <table:table-cell table:style-name="ce44"/>
          <table:table-cell table:style-name="ce47" office:value-type="string" calcext:value-type="string">
            <text:p>ライブハウスNo</text:p>
          </table:table-cell>
          <table:table-cell table:style-name="ce52" office:value-type="string" calcext:value-type="string">
            <text:p>日時</text:p>
          </table:table-cell>
          <table:table-cell table:style-name="ce55" office:value-type="string" calcext:value-type="string">
            <text:p>サブNo</text:p>
          </table:table-cell>
          <table:table-cell table:style-name="ce57" office:value-type="string" calcext:value-type="string">
            <text:p>タイトル</text:p>
          </table:table-cell>
          <table:table-cell table:style-name="ce57" office:value-type="string" calcext:value-type="string">
            <text:p>出演者</text:p>
          </table:table-cell>
          <table:table-cell table:style-name="ce57" office:value-type="string" calcext:value-type="string">
            <text:p>開場</text:p>
          </table:table-cell>
          <table:table-cell table:style-name="ce57" office:value-type="string" calcext:value-type="string">
            <text:p>開演</text:p>
          </table:table-cell>
          <table:table-cell table:style-name="ce57" office:value-type="string" calcext:value-type="string">
            <text:p>前売</text:p>
          </table:table-cell>
          <table:table-cell table:style-name="ce57" office:value-type="string" calcext:value-type="string">
            <text:p>当日</text:p>
          </table:table-cell>
          <table:table-cell table:style-name="ce57" office:value-type="string" calcext:value-type="string">
            <text:p>ドリンク</text:p>
          </table:table-cell>
          <table:table-cell table:number-columns-repeated="1013"/>
        </table:table-row>
        <table:table-row table:style-name="ro7">
          <table:table-cell table:style-name="ce44"/>
          <table:table-cell table:style-name="ce48" office:value-type="string" calcext:value-type="string">
            <text:p>1</text:p>
          </table:table-cell>
          <table:table-cell table:style-name="ce48" office:value-type="string" calcext:value-type="string">
            <text:p>0329</text:p>
          </table:table-cell>
          <table:table-cell table:style-name="ce48" office:value-type="string" calcext:value-type="string">
            <text:p>1</text:p>
          </table:table-cell>
          <table:table-cell table:style-name="ce58" office:value-type="string" calcext:value-type="string">
            <text:p>" New Creation "</text:p>
          </table:table-cell>
          <table:table-cell table:style-name="ce58" office:value-type="string" calcext:value-type="string">
            <text:p>股下89 / クウチュウ戦 / otori </text:p>
          </table:table-cell>
          <table:table-cell table:style-name="ce58" table:number-columns-repeated="5"/>
          <table:table-cell table:number-columns-repeated="1013"/>
        </table:table-row>
        <table:table-row table:style-name="ro4">
          <table:table-cell table:style-name="ce44"/>
          <table:table-cell table:style-name="ce48" office:value-type="string" calcext:value-type="string">
            <text:p>4</text:p>
          </table:table-cell>
          <table:table-cell table:style-name="ce48" office:value-type="string" calcext:value-type="string">
            <text:p>0329</text:p>
          </table:table-cell>
          <table:table-cell table:style-name="ce48" office:value-type="string" calcext:value-type="string">
            <text:p>1</text:p>
          </table:table-cell>
          <table:table-cell table:style-name="ce58" office:value-type="string" calcext:value-type="string">
            <text:p>THE LEAPS×MUTANT MONSTER</text:p>
            <text:p>｢GIRL’S SCREAM!!! TOUR FINAL</text:p>
          </table:table-cell>
          <table:table-cell table:style-name="ce58" office:value-type="string" calcext:value-type="string">
            <text:p>ピンクシガレット</text:p>
          </table:table-cell>
          <table:table-cell table:style-name="ce58" table:number-columns-repeated="5"/>
          <table:table-cell table:number-columns-repeated="1013"/>
        </table:table-row>
        <table:table-row table:style-name="ro7">
          <table:table-cell table:style-name="ce44"/>
          <table:table-cell table:style-name="ce48" office:value-type="string" calcext:value-type="string">
            <text:p>5</text:p>
          </table:table-cell>
          <table:table-cell table:style-name="ce48" office:value-type="string" calcext:value-type="string">
            <text:p>0329</text:p>
          </table:table-cell>
          <table:table-cell table:style-name="ce48" office:value-type="string" calcext:value-type="string">
            <text:p>1</text:p>
          </table:table-cell>
          <table:table-cell table:style-name="ce58" office:value-type="string" calcext:value-type="string">
            <text:p>&lt;Kane J「SKETCH」DVD Release Tour ～First～/Tyler’s Birthday LIVE&gt;</text:p>
          </table:table-cell>
          <table:table-cell table:style-name="ce63" office:value-type="string" calcext:value-type="string">
            <text:p>Kane J</text:p>
          </table:table-cell>
          <table:table-cell table:style-name="ce58" table:number-columns-repeated="5"/>
          <table:table-cell table:number-columns-repeated="1013"/>
        </table:table-row>
        <table:table-row table:style-name="ro4">
          <table:table-cell table:style-name="ce44"/>
          <table:table-cell table:style-name="ce49" office:value-type="string" calcext:value-type="string">
            <text:p>6</text:p>
          </table:table-cell>
          <table:table-cell table:style-name="ce48" office:value-type="string" calcext:value-type="string">
            <text:p>0329</text:p>
          </table:table-cell>
          <table:table-cell table:style-name="ce49" office:value-type="string" calcext:value-type="string">
            <text:p>1</text:p>
          </table:table-cell>
          <table:table-cell table:style-name="ce58" office:value-type="string" calcext:value-type="string">
            <text:p>The Plashments</text:p>
            <text:p>TOUR 2014『Kick and Rush』</text:p>
          </table:table-cell>
          <table:table-cell table:style-name="ce64" office:value-type="string" calcext:value-type="string">
            <text:p>The Plashments</text:p>
          </table:table-cell>
          <table:table-cell table:style-name="ce58" table:number-columns-repeated="5"/>
          <table:table-cell table:number-columns-repeated="1013"/>
        </table:table-row>
        <table:table-row table:style-name="ro7">
          <table:table-cell table:style-name="ce44"/>
          <table:table-cell table:style-name="ce49" office:value-type="string" calcext:value-type="string">
            <text:p>7</text:p>
          </table:table-cell>
          <table:table-cell table:style-name="ce48" office:value-type="string" calcext:value-type="string">
            <text:p>0329</text:p>
          </table:table-cell>
          <table:table-cell table:style-name="ce49" office:value-type="string" calcext:value-type="string">
            <text:p>1</text:p>
          </table:table-cell>
          <table:table-cell table:style-name="ce59" office:value-type="string" calcext:value-type="string">
            <text:p>東京ノイズ第八回</text:p>
          </table:table-cell>
          <table:table-cell table:style-name="ce63" office:value-type="string" calcext:value-type="string">
            <text:p>§†§ / ロック墓場（NAGOYA) / †13TH MOON† / PANORAMA FAMILY / シャイガンティ / COUNT　PHANTOM（NAGOYA）/ Y.I.M. / YOU GOT A RADIO! / TECHNIC RUNNER</text:p>
          </table:table-cell>
          <table:table-cell table:style-name="ce58" table:number-columns-repeated="5"/>
          <table:table-cell table:number-columns-repeated="1013"/>
        </table:table-row>
        <table:table-row table:style-name="ro3">
          <table:table-cell table:style-name="ce44"/>
          <table:table-cell table:style-name="ce50" table:number-columns-repeated="3"/>
          <table:table-cell table:style-name="ce60" table:number-columns-repeated="7"/>
          <table:table-cell table:number-columns-repeated="1013"/>
        </table:table-row>
        <table:table-row table:style-name="ro3">
          <table:table-cell table:style-name="ce44"/>
          <table:table-cell table:style-name="ce49" table:number-columns-repeated="3"/>
          <table:table-cell table:style-name="ce59"/>
          <table:table-cell table:style-name="ce63" table:number-columns-repeated="6"/>
          <table:table-cell table:number-columns-repeated="1013"/>
        </table:table-row>
        <table:table-row table:style-name="ro3">
          <table:table-cell/>
          <table:table-cell table:style-name="ce50" table:number-columns-repeated="3"/>
          <table:table-cell table:style-name="ce60" table:number-columns-repeated="7"/>
          <table:table-cell table:number-columns-repeated="1013"/>
        </table:table-row>
        <table:table-row table:style-name="ro3">
          <table:table-cell/>
          <table:table-cell table:style-name="ce50" table:number-columns-repeated="2"/>
          <table:table-cell table:style-name="ce56"/>
          <table:table-cell table:style-name="ce61" table:number-columns-repeated="7"/>
          <table:table-cell table:number-columns-repeated="1013"/>
        </table:table-row>
        <table:table-row table:style-name="ro3">
          <table:table-cell/>
          <table:table-cell table:style-name="ce51" table:number-columns-repeated="3"/>
          <table:table-cell table:style-name="ce62" table:number-columns-repeated="7"/>
          <table:table-cell table:number-columns-repeated="1013"/>
        </table:table-row>
        <table:table-row table:style-name="ro3" table:number-rows-repeated="2">
          <table:table-cell/>
          <table:table-cell table:style-name="ce51" table:number-columns-repeated="10"/>
          <table:table-cell table:number-columns-repeated="1013"/>
        </table:table-row>
        <table:table-row table:style-name="ro19" table:number-rows-repeated="14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19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LiveHouseMaster" table:style-name="ta3">
        <office:forms form:automatic-focus="false" form:apply-design-mode="false"/>
        <table:table-column table:style-name="co10" table:default-cell-style-name="Default"/>
        <table:table-column table:style-name="co11" table:default-cell-style-name="ce7"/>
        <table:table-column table:style-name="co12" table:default-cell-style-name="ce10"/>
        <table:table-column table:style-name="co13" table:default-cell-style-name="ce10"/>
        <table:table-column table:style-name="co10" table:default-cell-style-name="ce7"/>
        <table:table-row table:style-name="ro6" table:number-rows-repeated="2">
          <table:table-cell/>
          <table:table-cell table:style-name="Default" table:number-columns-repeated="4"/>
        </table:table-row>
        <table:table-row table:style-name="ro7">
          <table:table-cell/>
          <table:table-cell table:style-name="ce6" office:value-type="string" calcext:value-type="string">
            <text:p>ライブハウスNo</text:p>
          </table:table-cell>
          <table:table-cell table:style-name="ce11" office:value-type="string" calcext:value-type="string">
            <text:p>日時</text:p>
          </table:table-cell>
          <table:table-cell table:style-name="ce15" office:value-type="string" calcext:value-type="string">
            <text:p>情報</text:p>
          </table:table-cell>
          <table:table-cell table:style-name="ce15" office:value-type="string" calcext:value-type="string">
            <text:p>ソート順</text:p>
          </table:table-cell>
        </table:table-row>
        <table:table-row table:style-name="ro5">
          <table:table-cell/>
          <table:table-cell office:value-type="string" calcext:value-type="string">
            <text:p>1</text:p>
          </table:table-cell>
          <table:table-cell table:style-name="ce7" office:value-type="string" calcext:value-type="string">
            <text:p>新宿Motion</text:p>
          </table:table-cell>
          <table:table-cell table:style-name="ce7" office:value-type="string" calcext:value-type="string">
            <text:p>店頭販売&amp;TEL予約/03-3202-8308 (Motion)\n <text:s/>受付時間(前日まで）14:00～22:00</text:p>
          </table:table-cell>
          <table:table-cell office:value-type="string" calcext:value-type="string">
            <text:p>1</text:p>
          </table:table-cell>
        </table:table-row>
        <table:table-row table:style-name="ro5">
          <table:table-cell/>
          <table:table-cell office:value-type="string" calcext:value-type="string">
            <text:p>2</text:p>
          </table:table-cell>
          <table:table-cell table:style-name="ce7" office:value-type="string" calcext:value-type="string">
            <text:p>新宿Marble</text:p>
          </table:table-cell>
          <table:table-cell table:style-name="ce7"/>
          <table:table-cell office:value-type="string" calcext:value-type="string">
            <text:p>2</text:p>
          </table:table-cell>
        </table:table-row>
        <table:table-row table:style-name="ro5">
          <table:table-cell/>
          <table:table-cell office:value-type="string" calcext:value-type="string">
            <text:p>3</text:p>
          </table:table-cell>
          <table:table-cell table:style-name="ce7" office:value-type="string" calcext:value-type="string">
            <text:p>新宿Marz</text:p>
          </table:table-cell>
          <table:table-cell table:style-name="ce7"/>
          <table:table-cell office:value-type="string" calcext:value-type="string">
            <text:p>3</text:p>
          </table:table-cell>
        </table:table-row>
        <table:table-row table:style-name="ro5">
          <table:table-cell/>
          <table:table-cell office:value-type="string" calcext:value-type="string">
            <text:p>4</text:p>
          </table:table-cell>
          <table:table-cell table:style-name="ce8" office:value-type="string" calcext:value-type="string">
            <text:p>新宿LOFT</text:p>
          </table:table-cell>
          <table:table-cell table:style-name="ce8"/>
          <table:table-cell office:value-type="string" calcext:value-type="string">
            <text:p>4</text:p>
          </table:table-cell>
        </table:table-row>
        <table:table-row table:style-name="ro5">
          <table:table-cell/>
          <table:table-cell office:value-type="string" calcext:value-type="string">
            <text:p>5</text:p>
          </table:table-cell>
          <table:table-cell table:style-name="ce7" office:value-type="string" calcext:value-type="string">
            <text:p>秋葉原GOODMAN</text:p>
          </table:table-cell>
          <table:table-cell table:style-name="ce8"/>
          <table:table-cell office:value-type="string" calcext:value-type="string">
            <text:p>5</text:p>
          </table:table-cell>
        </table:table-row>
        <table:table-row table:style-name="ro5">
          <table:table-cell/>
          <table:table-cell office:value-type="string" calcext:value-type="string">
            <text:p>6</text:p>
          </table:table-cell>
          <table:table-cell table:style-name="ce7" office:value-type="string" calcext:value-type="string">
            <text:p>下北沢BASEMENT BAR</text:p>
          </table:table-cell>
          <table:table-cell table:style-name="ce9"/>
          <table:table-cell office:value-type="string" calcext:value-type="string">
            <text:p>6</text:p>
          </table:table-cell>
        </table:table-row>
        <table:table-row table:style-name="ro5">
          <table:table-cell/>
          <table:table-cell office:value-type="string" calcext:value-type="string">
            <text:p>7</text:p>
          </table:table-cell>
          <table:table-cell table:style-name="ce8" office:value-type="string" calcext:value-type="string">
            <text:p>下北沢THREE</text:p>
          </table:table-cell>
          <table:table-cell table:style-name="ce8"/>
          <table:table-cell office:value-type="string" calcext:value-type="string">
            <text:p>7</text:p>
          </table:table-cell>
        </table:table-row>
        <table:table-row table:style-name="ro5">
          <table:table-cell/>
          <table:table-cell office:value-type="string" calcext:value-type="string">
            <text:p>8</text:p>
          </table:table-cell>
          <table:table-cell table:style-name="ce8" office:value-type="string" calcext:value-type="string">
            <text:p>下北沢DAISY BAR</text:p>
          </table:table-cell>
          <table:table-cell table:style-name="ce9"/>
          <table:table-cell office:value-type="string" calcext:value-type="string">
            <text:p>8</text:p>
          </table:table-cell>
        </table:table-row>
        <table:table-row table:style-name="ro8">
          <table:table-cell/>
          <table:table-cell office:value-type="string" calcext:value-type="string">
            <text:p>9</text:p>
          </table:table-cell>
          <table:table-cell table:style-name="ce9" office:value-type="string" calcext:value-type="string">
            <text:p>下北沢SHELTER</text:p>
          </table:table-cell>
          <table:table-cell table:style-name="ce16"/>
          <table:table-cell office:value-type="string" calcext:value-type="string">
            <text:p>9</text:p>
          </table:table-cell>
        </table:table-row>
        <table:table-row table:style-name="ro5">
          <table:table-cell/>
          <table:table-cell office:value-type="string" calcext:value-type="string">
            <text:p>10</text:p>
          </table:table-cell>
          <table:table-cell table:style-name="ce8" office:value-type="string" calcext:value-type="string">
            <text:p>下北沢QUE</text:p>
          </table:table-cell>
          <table:table-cell/>
          <table:table-cell office:value-type="string" calcext:value-type="string">
            <text:p>11</text:p>
          </table:table-cell>
        </table:table-row>
        <table:table-row table:style-name="ro8">
          <table:table-cell/>
          <table:table-cell office:value-type="string" calcext:value-type="string">
            <text:p>11</text:p>
          </table:table-cell>
          <table:table-cell table:style-name="ce9" office:value-type="string" calcext:value-type="string">
            <text:p>下北沢251</text:p>
          </table:table-cell>
          <table:table-cell/>
          <table:table-cell office:value-type="string" calcext:value-type="string">
            <text:p>10</text:p>
          </table:table-cell>
        </table:table-row>
        <table:table-row table:style-name="ro3">
          <table:table-cell table:number-columns-repeated="2"/>
          <table:table-cell table:style-name="ce9"/>
          <table:table-cell/>
          <table:table-cell table:style-name="ce10"/>
        </table:table-row>
        <table:table-row table:style-name="ro3" table:number-rows-repeated="3">
          <table:table-cell table:number-columns-repeated="4"/>
          <table:table-cell table:style-name="ce10"/>
        </table:table-row>
        <table:table-row table:style-name="ro3" table:number-rows-repeated="6">
          <table:table-cell/>
          <table:table-cell table:style-name="ce10"/>
          <table:table-cell table:number-columns-repeated="2"/>
          <table:table-cell table:style-name="ce10"/>
        </table:table-row>
        <table:table-row table:style-name="ro3">
          <table:table-cell/>
          <table:table-cell table:style-name="ce10"/>
          <table:table-cell table:number-columns-repeated="2"/>
          <table:table-cell table:style-name="ce10"/>
        </table:table-row>
      </table:table>
      <table:table table:name="新宿Motion" table:style-name="ta3">
        <office:forms form:automatic-focus="false" form:apply-design-mode="false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number-columns-repeated="6" table:default-cell-style-name="Default"/>
        <table:table-row table:style-name="ro3" table:number-rows-repeated="2">
          <table:table-cell table:number-columns-repeated="13"/>
        </table:table-row>
        <table:table-row table:style-name="ro7">
          <table:table-cell/>
          <table:table-cell table:style-name="ce6" office:value-type="string" calcext:value-type="string">
            <text:p>No</text:p>
          </table:table-cell>
          <table:table-cell table:style-name="ce11" office:value-type="string" calcext:value-type="string">
            <text:p>日時</text:p>
          </table:table-cell>
          <table:table-cell table:style-name="ce15" office:value-type="string" calcext:value-type="string">
            <text:p>サブNo</text:p>
          </table:table-cell>
          <table:table-cell table:style-name="ce17" office:value-type="string" calcext:value-type="string">
            <text:p>タイトル</text:p>
          </table:table-cell>
          <table:table-cell table:style-name="ce17" office:value-type="string" calcext:value-type="string">
            <text:p>出演者</text:p>
          </table:table-cell>
          <table:table-cell table:style-name="ce17" office:value-type="string" calcext:value-type="string">
            <text:p>その他</text:p>
          </table:table-cell>
          <table:table-cell table:number-columns-repeated="6"/>
        </table:table-row>
        <table:table-row table:style-name="ro4">
          <table:table-cell/>
          <table:table-cell table:style-name="ce25" office:value-type="float" office:value="1" calcext:value-type="float">
            <text:p>1</text:p>
          </table:table-cell>
          <table:table-cell table:style-name="ce27" office:value-type="string" calcext:value-type="string">
            <text:p>0312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-JunK- presents " Junction -3rd single release party- "</text:p>
          </table:table-cell>
          <table:table-cell table:style-name="ce31" office:value-type="string" calcext:value-type="string">
            <text:p>-JunK- / 正しい人が恐い / BOX / discourage / 蟹奉行 / こゆび</text:p>
          </table:table-cell>
          <table:table-cell table:style-name="ce40" office:value-type="string" calcext:value-type="string">
            <text:p>■開場/開演：17:30/18:00 </text:p>
            <text:p>■前売/当日：¥2,000/¥2,500 [D別 ¥500]</text:p>
          </table:table-cell>
          <table:table-cell table:number-columns-repeated="6"/>
        </table:table-row>
        <table:table-row table:style-name="ro4">
          <table:table-cell/>
          <table:table-cell table:style-name="ce25" office:value-type="float" office:value="1" calcext:value-type="float">
            <text:p>1</text:p>
          </table:table-cell>
          <table:table-cell table:style-name="ce27" office:value-type="string" calcext:value-type="string">
            <text:p>0313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" sign "</text:p>
          </table:table-cell>
          <table:table-cell table:style-name="ce31" office:value-type="string" calcext:value-type="string">
            <text:p>icon girl pistols / 絶えずBEATしろ / Bored&amp;Beautiful (Switzerland) / いとまとあやこ (名古屋) / filly shully / blousemepop</text:p>
          </table:table-cell>
          <table:table-cell table:style-name="ce40" office:value-type="string" calcext:value-type="string">
            <text:p>■開場/開演：17:30/18:00</text:p>
            <text:p>■前売/当日：¥2,000/¥2,300 [D別 ¥500]</text:p>
          </table:table-cell>
          <table:table-cell table:number-columns-repeated="6"/>
        </table:table-row>
        <table:table-row table:style-name="ro9">
          <table:table-cell/>
          <table:table-cell table:style-name="ce25" office:value-type="float" office:value="1" calcext:value-type="float">
            <text:p>1</text:p>
          </table:table-cell>
          <table:table-cell table:style-name="ce27" office:value-type="string" calcext:value-type="string">
            <text:p>0314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PiSTream Live ～Reversible Emotion:Vol.5～</text:p>
          </table:table-cell>
          <table:table-cell table:style-name="ce32" office:value-type="string" calcext:value-type="string">
            <text:p>名久井ミコ / 中前りおん / 小玉しのぶ / and more...!</text:p>
          </table:table-cell>
          <table:table-cell table:style-name="ce31" office:value-type="string" calcext:value-type="string">
            <text:p>■開場/開演：18:30/19:00</text:p>
            <text:p>■前売/当日：¥2,500/¥3,000 [D別 ¥500]</text:p>
            <text:p>学割：¥2,000 (前売のみ、学生の方は学生証提示で一般料金より¥500キャッシュバックとなります)</text:p>
          </table:table-cell>
          <table:table-cell table:number-columns-repeated="6"/>
        </table:table-row>
        <table:table-row table:style-name="ro4">
          <table:table-cell/>
          <table:table-cell table:style-name="ce26" office:value-type="float" office:value="1" calcext:value-type="float">
            <text:p>1</text:p>
          </table:table-cell>
          <table:table-cell table:style-name="ce27" office:value-type="string" calcext:value-type="string">
            <text:p>0315</text:p>
          </table:table-cell>
          <table:table-cell table:style-name="ce26" office:value-type="float" office:value="1" calcext:value-type="float">
            <text:p>1</text:p>
          </table:table-cell>
          <table:table-cell table:style-name="ce31" office:value-type="string" calcext:value-type="string">
            <text:p>" 今日のできごと "</text:p>
          </table:table-cell>
          <table:table-cell table:style-name="ce37" office:value-type="string" calcext:value-type="string">
            <text:p>Local Blue Sheeps / ARKS (大阪) / and more...!</text:p>
          </table:table-cell>
          <table:table-cell table:style-name="ce31" office:value-type="string" calcext:value-type="string">
            <text:p>■開場/開演：18:00/18:30</text:p>
            <text:p>■前売/当日：¥2,000/¥2,300 [D別 ¥500]</text:p>
          </table:table-cell>
          <table:table-cell table:number-columns-repeated="5"/>
          <table:table-cell table:style-name="ce39"/>
        </table:table-row>
        <table:table-row table:style-name="ro10">
          <table:table-cell/>
          <table:table-cell table:style-name="ce26" office:value-type="float" office:value="1" calcext:value-type="float">
            <text:p>1</text:p>
          </table:table-cell>
          <table:table-cell table:style-name="ce27" office:value-type="string" calcext:value-type="string">
            <text:p>0316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string" calcext:value-type="string">
            <text:p>" New Creation "</text:p>
          </table:table-cell>
          <table:table-cell table:style-name="ce32" office:value-type="string" calcext:value-type="string">
            <text:p>アーバンダンス / THIS IS JAPAN / Sir Oriental Orchestra / gold sounds /</text:p>
            <text:p>ワールドバンパク / cinescope</text:p>
          </table:table-cell>
          <table:table-cell table:style-name="ce40" office:value-type="string" calcext:value-type="string">
            <text:p>■開場/開演：17:30/18:30 </text:p>
            <text:p>■前売/当日：¥2,000/¥2,300 [D別 ¥500]</text:p>
            <text:p>★「New Creation」の半券持参でチケット代半額!! [D別 ¥500]</text:p>
            <text:p>★高校生以下チケット代無料!!【※要学生証】 [D別 ¥500]</text:p>
          </table:table-cell>
          <table:table-cell table:number-columns-repeated="6"/>
        </table:table-row>
        <table:table-row table:style-name="ro11">
          <table:table-cell/>
          <table:table-cell table:style-name="ce25" office:value-type="float" office:value="1" calcext:value-type="float">
            <text:p>1</text:p>
          </table:table-cell>
          <table:table-cell table:style-name="ce27" office:value-type="string" calcext:value-type="string">
            <text:p>0317</text:p>
          </table:table-cell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>
            <text:p>UTAGE presents # 宴</text:p>
          </table:table-cell>
          <table:table-cell table:style-name="ce33" office:value-type="string" calcext:value-type="string">
            <text:p>前髪が、ある / -JunK- / iromuk / Riff / and more...</text:p>
          </table:table-cell>
          <table:table-cell table:style-name="ce31" office:value-type="string" calcext:value-type="string">
            <text:p>■開場/開演：18:00/18:30</text:p>
            <text:p>■前売/当日：FREE!! [2D別 ¥1,000]</text:p>
          </table:table-cell>
          <table:table-cell table:number-columns-repeated="6"/>
        </table:table-row>
        <table:table-row table:style-name="ro11">
          <table:table-cell/>
          <table:table-cell table:style-name="ce25" office:value-type="float" office:value="1" calcext:value-type="float">
            <text:p>1</text:p>
          </table:table-cell>
          <table:table-cell table:style-name="ce27" office:value-type="string" calcext:value-type="string">
            <text:p>0318</text:p>
          </table:table-cell>
          <table:table-cell table:style-name="ce26" office:value-type="float" office:value="1" calcext:value-type="float">
            <text:p>1</text:p>
          </table:table-cell>
          <table:table-cell table:style-name="ce31" office:value-type="string" calcext:value-type="string">
            <text:p>" sign "</text:p>
          </table:table-cell>
          <table:table-cell table:style-name="ce32" office:value-type="string" calcext:value-type="string">
            <text:p>うるせぇよ。 / バビロン王朝 / yuki kawana / 巨乳パイパ ンズ</text:p>
          </table:table-cell>
          <table:table-cell table:style-name="ce31" office:value-type="string" calcext:value-type="string">
            <text:p>■開場/開演：18:00/18:30</text:p>
            <text:p>■前売/当日：¥2,000/¥2,300 [D別 ¥500]</text:p>
          </table:table-cell>
          <table:table-cell table:number-columns-repeated="6"/>
        </table:table-row>
        <table:table-row table:style-name="ro11">
          <table:table-cell/>
          <table:table-cell table:style-name="ce26" office:value-type="float" office:value="1" calcext:value-type="float">
            <text:p>1</text:p>
          </table:table-cell>
          <table:table-cell table:style-name="ce27" office:value-type="string" calcext:value-type="string">
            <text:p>0319</text:p>
          </table:table-cell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>
            <text:p>" Speech "</text:p>
          </table:table-cell>
          <table:table-cell table:style-name="ce33" office:value-type="string" calcext:value-type="string">
            <text:p>茜色ディートリッヒ / amenoto / the606 / and more...</text:p>
          </table:table-cell>
          <table:table-cell table:style-name="ce31" office:value-type="string" calcext:value-type="string">
            <text:p>■開場/開演：18:00/18:30</text:p>
            <text:p>■前売/当日：¥2,000/¥2,300 [D別 ¥500]</text:p>
          </table:table-cell>
          <table:table-cell table:number-columns-repeated="6"/>
        </table:table-row>
        <table:table-row table:style-name="ro12">
          <table:table-cell/>
          <table:table-cell table:style-name="ce26" office:value-type="float" office:value="1" calcext:value-type="float">
            <text:p>1</text:p>
          </table:table-cell>
          <table:table-cell table:style-name="ce27" office:value-type="string" calcext:value-type="string">
            <text:p>0320</text:p>
          </table:table-cell>
          <table:table-cell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" New Creation "</text:p>
          </table:table-cell>
          <table:table-cell table:style-name="ce34" office:value-type="string" calcext:value-type="string">
            <text:p>逃亡くそタわけ / Dots Dash / she might be swimmer / Slumberland / ポピヤ</text:p>
          </table:table-cell>
          <table:table-cell table:style-name="ce31" office:value-type="string" calcext:value-type="string">
            <text:p>■開場/開演：18:00/18:30</text:p>
            <text:p>■前売/当日：¥2,000/¥2,300 [D別 ¥500]</text:p>
            <text:p>★「New Creation」の半券持参でチケット代半額!! [D別 ¥500]</text:p>
            <text:p>★高校生以下チケット代無料!!【※要学生証】 [D別 ¥500]</text:p>
          </table:table-cell>
          <table:table-cell table:number-columns-repeated="6"/>
        </table:table-row>
        <table:table-row table:style-name="ro13">
          <table:table-cell/>
          <table:table-cell table:style-name="ce25" office:value-type="float" office:value="1" calcext:value-type="float">
            <text:p>1</text:p>
          </table:table-cell>
          <table:table-cell table:style-name="ce27" office:value-type="string" calcext:value-type="string">
            <text:p>0321</text:p>
          </table:table-cell>
          <table:table-cell table:style-name="ce30" office:value-type="float" office:value="1" calcext:value-type="float">
            <text:p>1</text:p>
          </table:table-cell>
          <table:table-cell table:style-name="ce35" office:value-type="string" calcext:value-type="string">
            <text:p>Sea Child presents " TOKYO MASHUP "</text:p>
          </table:table-cell>
          <table:table-cell table:style-name="ce35" office:value-type="string" calcext:value-type="string">
            <text:p>Sea Child / みなとまち / 呂布 / nohtenkigengo / and more...</text:p>
          </table:table-cell>
          <table:table-cell table:style-name="ce35" office:value-type="string" calcext:value-type="string">
            <text:p>■開場/開演：未定</text:p>
            <text:p>■前売/当日：未定 [D別 ¥500]</text:p>
          </table:table-cell>
          <table:table-cell table:number-columns-repeated="6"/>
        </table:table-row>
        <table:table-row table:style-name="ro3">
          <table:table-cell/>
          <table:table-cell table:style-name="ce25" office:value-type="float" office:value="1" calcext:value-type="float">
            <text:p>1</text:p>
          </table:table-cell>
          <table:table-cell table:style-name="ce27" office:value-type="string" calcext:value-type="string">
            <text:p>0322</text:p>
          </table:table-cell>
          <table:table-cell table:style-name="ce30" office:value-type="float" office:value="1" calcext:value-type="float">
            <text:p>1</text:p>
          </table:table-cell>
          <table:table-cell table:style-name="ce36" office:value-type="string" calcext:value-type="string">
            <text:p>Ander Suplex presents</text:p>
          </table:table-cell>
          <table:table-cell table:style-name="ce36" office:value-type="string" calcext:value-type="string">
            <text:p>ask info</text:p>
          </table:table-cell>
          <table:table-cell table:style-name="ce36"/>
          <table:table-cell table:number-columns-repeated="6"/>
        </table:table-row>
        <table:table-row table:style-name="ro4">
          <table:table-cell/>
          <table:table-cell table:style-name="ce26" office:value-type="float" office:value="1" calcext:value-type="float">
            <text:p>1</text:p>
          </table:table-cell>
          <table:table-cell table:style-name="ce27" office:value-type="string" calcext:value-type="string">
            <text:p>0323</text:p>
          </table:table-cell>
          <table:table-cell table:style-name="ce30" office:value-type="float" office:value="1" calcext:value-type="float">
            <text:p>1</text:p>
          </table:table-cell>
          <table:table-cell table:style-name="ce36" office:value-type="string" calcext:value-type="string">
            <text:p>toitoitoiニューアルバム「donburi」購入者限定フリーワンマンライブ</text:p>
          </table:table-cell>
          <table:table-cell table:style-name="ce36" office:value-type="string" calcext:value-type="string">
            <text:p>toitoitoi</text:p>
          </table:table-cell>
          <table:table-cell table:style-name="ce31" office:value-type="string" calcext:value-type="string">
            <text:p>■開場/開演：11:30/12:00</text:p>
            <text:p>■前売/当日：FREE!! [D別 ¥500]</text:p>
          </table:table-cell>
          <table:table-cell table:number-columns-repeated="6"/>
        </table:table-row>
        <table:table-row table:style-name="ro14">
          <table:table-cell/>
          <table:table-cell table:style-name="ce26" office:value-type="float" office:value="1" calcext:value-type="float">
            <text:p>1</text:p>
          </table:table-cell>
          <table:table-cell table:style-name="ce27" office:value-type="string" calcext:value-type="string">
            <text:p>0323</text:p>
          </table:table-cell>
          <table:table-cell table:style-name="ce29" office:value-type="float" office:value="2" calcext:value-type="float">
            <text:p>2</text:p>
          </table:table-cell>
          <table:table-cell table:style-name="ce34" office:value-type="string" calcext:value-type="string">
            <text:p>「about tess New Album " shining " 先行予約特典 FREE LIVE」</text:p>
          </table:table-cell>
          <table:table-cell table:style-name="ce38" office:value-type="string" calcext:value-type="string">
            <text:p>about tess / tomy wealth / canooooopy</text:p>
          </table:table-cell>
          <table:table-cell table:style-name="ce34"/>
          <table:table-cell table:number-columns-repeated="6"/>
        </table:table-row>
        <table:table-row table:style-name="ro11">
          <table:table-cell/>
          <table:table-cell table:style-name="ce25" office:value-type="float" office:value="1" calcext:value-type="float">
            <text:p>1</text:p>
          </table:table-cell>
          <table:table-cell table:style-name="ce27" office:value-type="string" calcext:value-type="string">
            <text:p>0325</text:p>
          </table:table-cell>
          <table:table-cell table:style-name="ce30" office:value-type="float" office:value="1" calcext:value-type="float">
            <text:p>1</text:p>
          </table:table-cell>
          <table:table-cell table:style-name="ce35" office:value-type="string" calcext:value-type="string">
            <text:p>" Speech "</text:p>
          </table:table-cell>
          <table:table-cell table:style-name="ce35" office:value-type="string" calcext:value-type="string">
            <text:p>蘭嘆 / 日本泥棒 / ギター大学 / ヨモギイチヨウ (大阪) / ナカザワドアノブ</text:p>
          </table:table-cell>
          <table:table-cell table:style-name="ce31" office:value-type="string" calcext:value-type="string">
            <text:p>■開場/開演：18:00/18:30</text:p>
            <text:p>■前売/当日：¥2,000/¥2,300 [D別 ¥500]</text:p>
          </table:table-cell>
          <table:table-cell table:number-columns-repeated="6"/>
        </table:table-row>
        <table:table-row table:style-name="ro15">
          <table:table-cell/>
          <table:table-cell table:style-name="ce25" office:value-type="float" office:value="1" calcext:value-type="float">
            <text:p>1</text:p>
          </table:table-cell>
          <table:table-cell table:style-name="ce27" office:value-type="string" calcext:value-type="string">
            <text:p>0326</text:p>
          </table:table-cell>
          <table:table-cell table:style-name="ce30" office:value-type="float" office:value="1" calcext:value-type="float">
            <text:p>1</text:p>
          </table:table-cell>
          <table:table-cell table:style-name="ce36" office:value-type="string" calcext:value-type="string">
            <text:p>" 小さなギフト　Special!! "</text:p>
          </table:table-cell>
          <table:table-cell table:style-name="ce36" office:value-type="string" calcext:value-type="string">
            <text:p>太田美音 (マイクロコズム/cinescope)</text:p>
            <text:p>キノシタナオヤ (Dots Dash/サーティーン)</text:p>
            <text:p>Satomimagae</text:p>
            <text:p>神宮大佐 (サーティーン)</text:p>
            <text:p>スズキヨウスケ (she might be swimmer)</text:p>
            <text:p>ニシハラシュンペイ (ヤーチャイカ)</text:p>
            <text:p>平山織愛 (Sir Oriental Orchestra/HELLO AND ROLL)</text:p>
            <text:p>松本花 (ワールドバンパク)</text:p>
            <text:p>山田真未 (after the greenroom)</text:p>
            <text:p>ヨナハ (月夜のドラッグ)</text:p>
          </table:table-cell>
          <table:table-cell table:style-name="ce31" office:value-type="string" calcext:value-type="string">
            <text:p>■開場/開演：18:00/18:30 </text:p>
            <text:p>■前売/当日：¥1,000/¥1,500 [2D別 ¥1,000]</text:p>
          </table:table-cell>
          <table:table-cell table:number-columns-repeated="6"/>
        </table:table-row>
        <table:table-row table:style-name="ro4">
          <table:table-cell/>
          <table:table-cell table:style-name="ce26" office:value-type="float" office:value="1" calcext:value-type="float">
            <text:p>1</text:p>
          </table:table-cell>
          <table:table-cell table:style-name="ce27" office:value-type="string" calcext:value-type="string">
            <text:p>0327</text:p>
          </table:table-cell>
          <table:table-cell table:style-name="ce30" office:value-type="float" office:value="1" calcext:value-type="float">
            <text:p>1</text:p>
          </table:table-cell>
          <table:table-cell table:style-name="ce36" office:value-type="string" calcext:value-type="string">
            <text:p>Jump the Lights presents「二階から三滴の目薬」</text:p>
          </table:table-cell>
          <table:table-cell table:style-name="ce39" office:value-type="string" calcext:value-type="string">
            <text:p>Jump the Lights / HISTGRAM / poro / NANOSCALE / Sams</text:p>
          </table:table-cell>
          <table:table-cell table:style-name="ce31" office:value-type="string" calcext:value-type="string">
            <text:p>■開場/開演： 18:00/18:30</text:p>
            <text:p>■前売/当日：¥2,000/¥2,500 [D別 ¥500]</text:p>
          </table:table-cell>
          <table:table-cell table:number-columns-repeated="6"/>
        </table:table-row>
        <table:table-row table:style-name="ro16">
          <table:table-cell/>
          <table:table-cell table:style-name="ce26" office:value-type="float" office:value="1" calcext:value-type="float">
            <text:p>1</text:p>
          </table:table-cell>
          <table:table-cell table:style-name="ce27" office:value-type="string" calcext:value-type="string">
            <text:p>0328</text:p>
          </table:table-cell>
          <table:table-cell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" New Creation "</text:p>
          </table:table-cell>
          <table:table-cell table:style-name="ce34" office:value-type="string" calcext:value-type="string">
            <text:p>H MOUNTAINS / ゲスバンド / LOOLOWNINGEN &amp; THE FAR EAST IDIOTS /</text:p>
            <text:p>salsa / NeruQooNelu</text:p>
            <text:p>転換アクト：英真也 (TESUSABI)</text:p>
          </table:table-cell>
          <table:table-cell table:style-name="ce34" office:value-type="string" calcext:value-type="string">
            <text:p>■開場/開演：未定</text:p>
            <text:p>■前売/当日：¥2,000/¥2,300 [D別 ¥500]</text:p>
            <text:p>★「New Creation」の半券持参でチケット代半額!! [D別 ¥500]</text:p>
            <text:p>★高校生以下チケット代無料!!【※要学生証】 [D別 ¥500]</text:p>
          </table:table-cell>
          <table:table-cell table:number-columns-repeated="6"/>
        </table:table-row>
        <table:table-row table:style-name="ro10">
          <table:table-cell/>
          <table:table-cell table:style-name="ce25" office:value-type="float" office:value="1" calcext:value-type="float">
            <text:p>1</text:p>
          </table:table-cell>
          <table:table-cell table:style-name="ce27" office:value-type="string" calcext:value-type="string">
            <text:p>0329</text:p>
          </table:table-cell>
          <table:table-cell table:style-name="ce30" office:value-type="float" office:value="1" calcext:value-type="float">
            <text:p>1</text:p>
          </table:table-cell>
          <table:table-cell table:style-name="ce35" office:value-type="string" calcext:value-type="string">
            <text:p>" New Creation "</text:p>
          </table:table-cell>
          <table:table-cell table:style-name="ce35" office:value-type="string" calcext:value-type="string">
            <text:p>股下89 / クウチュウ戦 / otori</text:p>
          </table:table-cell>
          <table:table-cell table:style-name="ce40" office:value-type="string" calcext:value-type="string">
            <text:p>■開場/開演：17:30/18:00</text:p>
            <text:p>■前売/当日：¥2,000/¥2,500 [D別 ¥500]</text:p>
            <text:p>★「New Creation」の半券持参でチケット代半額!! [D別 ¥500]</text:p>
            <text:p>★高校生以下チケット代無料!!【※要学生証】 [D別 ¥500]</text:p>
          </table:table-cell>
          <table:table-cell table:number-columns-repeated="6"/>
        </table:table-row>
        <table:table-row table:style-name="ro11">
          <table:table-cell/>
          <table:table-cell table:style-name="ce25" office:value-type="float" office:value="1" calcext:value-type="float">
            <text:p>1</text:p>
          </table:table-cell>
          <table:table-cell table:style-name="ce27" office:value-type="string" calcext:value-type="string">
            <text:p>0330</text:p>
          </table:table-cell>
          <table:table-cell table:style-name="ce30" office:value-type="float" office:value="1" calcext:value-type="float">
            <text:p>1</text:p>
          </table:table-cell>
          <table:table-cell table:style-name="ce36" office:value-type="string" calcext:value-type="string">
            <text:p>" 春のモアトラロール "</text:p>
          </table:table-cell>
          <table:table-cell table:style-name="ce36" office:value-type="string" calcext:value-type="string">
            <text:p>tram / micro'n'role / Morestage</text:p>
          </table:table-cell>
          <table:table-cell table:style-name="ce31" office:value-type="string" calcext:value-type="string">
            <text:p>■開場/開演：18:00/18:30</text:p>
            <text:p>■前売/当日：¥2,000/¥2,500 [D別 ¥500 or 生ビール・ソフトドリンク飲み放題 ¥1,000 or カクテル・生ビー ル・ソフトドリンク飲み放題 ¥1,500]</text:p>
          </table:table-cell>
          <table:table-cell table:number-columns-repeated="6"/>
        </table:table-row>
        <table:table-row table:style-name="ro4">
          <table:table-cell/>
          <table:table-cell table:style-name="ce26" office:value-type="float" office:value="1" calcext:value-type="float">
            <text:p>1</text:p>
          </table:table-cell>
          <table:table-cell table:style-name="ce27" office:value-type="string" calcext:value-type="string">
            <text:p>0331</text:p>
          </table:table-cell>
          <table:table-cell table:style-name="ce30" office:value-type="float" office:value="1" calcext:value-type="float">
            <text:p>1</text:p>
          </table:table-cell>
          <table:table-cell table:style-name="ce36" office:value-type="string" calcext:value-type="string">
            <text:p>cloudchair with dko &amp; takuto (from about tess) presents 「5時間演奏し続ける男達」</text:p>
          </table:table-cell>
          <table:table-cell table:style-name="ce36" office:value-type="string" calcext:value-type="string">
            <text:p>ゲストミュージシャン多数参加予定</text:p>
          </table:table-cell>
          <table:table-cell table:style-name="ce31" office:value-type="string" calcext:value-type="string">
            <text:p>■開場/開演：17:00/17:30</text:p>
            <text:p>■前売/当日：¥1,000/¥1,000 [2D別 ¥1,000]</text:p>
          </table:table-cell>
          <table:table-cell table:number-columns-repeated="6"/>
        </table:table-row>
        <table:table-row table:style-name="ro3">
          <table:table-cell/>
          <table:table-cell table:style-name="ce9" table:number-columns-repeated="2"/>
          <table:table-cell table:style-name="ce16"/>
          <table:table-cell table:style-name="ce21" table:number-columns-repeated="3"/>
          <table:table-cell table:number-columns-repeated="6"/>
        </table:table-row>
        <table:table-row table:style-name="ro3">
          <table:table-cell/>
          <table:table-cell table:style-name="ce10" table:number-columns-repeated="3"/>
          <table:table-cell table:style-name="ce22" table:number-columns-repeated="3"/>
          <table:table-cell table:number-columns-repeated="6"/>
        </table:table-row>
        <table:table-row table:style-name="ro3" table:number-rows-repeated="2">
          <table:table-cell/>
          <table:table-cell table:style-name="ce10" table:number-columns-repeated="6"/>
          <table:table-cell table:number-columns-repeated="6"/>
        </table:table-row>
        <table:table-row table:style-name="ro3">
          <table:table-cell/>
          <table:table-cell table:style-name="ce9" table:number-columns-repeated="2"/>
          <table:table-cell table:style-name="ce16"/>
          <table:table-cell table:style-name="ce21" table:number-columns-repeated="3"/>
          <table:table-cell table:number-columns-repeated="6"/>
        </table:table-row>
        <table:table-row table:style-name="ro3">
          <table:table-cell/>
          <table:table-cell table:style-name="ce10" table:number-columns-repeated="3"/>
          <table:table-cell table:style-name="ce22" table:number-columns-repeated="3"/>
          <table:table-cell table:number-columns-repeated="6"/>
        </table:table-row>
        <table:table-row table:style-name="ro3" table:number-rows-repeated="2">
          <table:table-cell/>
          <table:table-cell table:style-name="ce10" table:number-columns-repeated="6"/>
          <table:table-cell table:number-columns-repeated="6"/>
        </table:table-row>
        <table:table-row table:style-name="ro3" table:number-rows-repeated="12">
          <table:table-cell table:number-columns-repeated="13"/>
        </table:table-row>
        <table:table-row table:style-name="ro3" table:number-rows-repeated="26">
          <table:table-cell table:number-columns-repeated="6"/>
          <table:table-cell table:style-name="ce41"/>
          <table:table-cell table:number-columns-repeated="6"/>
        </table:table-row>
        <table:table-row table:style-name="ro3" table:number-rows-repeated="1048506">
          <table:table-cell table:number-columns-repeated="13"/>
        </table:table-row>
        <table:table-row table:style-name="ro3">
          <table:table-cell table:number-columns-repeated="13"/>
        </table:table-row>
      </table:table>
      <table:named-expressions>
        <table:named-expression table:name="a" table:base-cell-address="$MasterData作成.$A$1" table:expression="[.A1]データ!$a:$a"/>
        <table:named-expression table:name="てんぽ" table:base-cell-address="$MasterData作成.$A$1" table:expression="[.A1]データ!$d:$d"/>
        <table:named-expression table:name="アンロック" table:base-cell-address="$MasterData作成.$A$1" table:expression="[.A4]データ!$h:$h"/>
        <table:named-expression table:name="アンロック番号" table:base-cell-address="$MasterData作成.$A$1" table:expression="[.A4]データ!$g:$g"/>
        <table:named-expression table:name="クライアントID" table:base-cell-address="$MasterData作成.$A$1" table:expression="[.A4]データ!$p:$p"/>
        <table:named-expression table:name="クライアント名" table:base-cell-address="$MasterData作成.$A$1" table:expression="[.A4]データ!$q:$q"/>
        <table:named-expression table:name="クリアタイプ" table:base-cell-address="$MasterData作成.$A$1" table:expression="[.A4]データ!$j:$j"/>
        <table:named-expression table:name="クリアタイプ参照マスター" table:base-cell-address="$MasterData作成.$A$1" table:expression="[.A4]データ!$k:$k"/>
        <table:named-expression table:name="クリアタイプ番号" table:base-cell-address="$MasterData作成.$A$1" table:expression="[.A4]データ!$i:$i"/>
        <table:named-expression table:name="ベース" table:base-cell-address="$MasterData作成.$A$1" table:expression="[.A4]データ!$d:$d"/>
        <table:named-expression table:name="ベース番号" table:base-cell-address="$MasterData作成.$A$1" table:expression="[.A4]データ!$c:$c"/>
        <table:named-expression table:name="ワンショット" table:base-cell-address="$MasterData作成.$A$1" table:expression="[.A4]データ!$b:$b"/>
        <table:named-expression table:name="ワンショット番号" table:base-cell-address="$MasterData作成.$A$1" table:expression="[.A4]データ!$a:$a"/>
        <table:named-expression table:name="感情" table:base-cell-address="$MasterData作成.$A$1" table:expression="[.A4]データ!$f:$f"/>
        <table:named-expression table:name="感情番号" table:base-cell-address="$MasterData作成.$A$1" table:expression="[.A4]データ!$e:$e"/>
        <table:named-expression table:name="ｊｐｊｐそｊｄＪＡｄ" table:base-cell-address="$MasterData作成.$A$1" table:expression="[.A2]データ!$j:$j"/>
        <table:named-expression table:name="ｋ" table:base-cell-address="$MasterData作成.$A$1" table:expression="[.A3]データ!$i:$i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1" svg:font-family="'ＭＳ Ｐゴシック'" style:font-family-generic="modern"/>
    <style:font-face style:name="ＭＳ Ｐゴシック" svg:font-family="'ＭＳ Ｐゴシック'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14P0" style:volatile="true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14">
      <number:text-content/>
      <style:map style:condition="value()&gt;=0" style:apply-style-name="N114P0"/>
    </number:text-style>
    <number:number-style style:name="N10110P0" style:volatile="true" number:language="ja" number:country="JP">
      <number:text>¥</number:text>
      <number:number number:decimal-places="0" number:min-integer-digits="1" number:grouping="true"/>
    </number:number-style>
    <number:number-style style:name="N10110" number:language="ja" number:country="JP">
      <number:text>-¥</number:text>
      <number:number number:decimal-places="0" number:min-integer-digits="1" number:grouping="true"/>
      <style:map style:condition="value()&gt;=0" style:apply-style-name="N10110P0"/>
    </number:number-style>
    <number:number-style style:name="N10111P0" style:volatile="true" number:language="ja" number:country="JP">
      <number:text>¥</number:text>
      <number:number number:decimal-places="0" number:min-integer-digits="1" number:grouping="true"/>
    </number:number-style>
    <number:number-style style:name="N10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11P0"/>
    </number:number-style>
    <number:number-style style:name="N10113P0" style:volatile="true" number:language="ja" number:country="JP">
      <number:text>¥</number:text>
      <number:number number:decimal-places="2" number:min-integer-digits="1" number:grouping="true"/>
    </number:number-style>
    <number:number-style style:name="N10113" number:language="ja" number:country="JP">
      <number:text>-¥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ja" number:country="JP">
      <number:text>¥</number:text>
      <number:number number:decimal-places="2" number:min-integer-digits="1" number:grouping="true"/>
    </number:number-style>
    <number:number-style style:name="N10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14P0"/>
    </number:number-style>
    <number:date-style style:name="N10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6" number:language="ja" number:country="JP">
      <number:day number:style="long"/>
      <number:text>-</number:text>
      <number:month number:textual="true"/>
    </number:date-style>
    <number:date-style style:name="N10117" number:language="ja" number:country="JP">
      <number:month number:textual="true"/>
      <number:text>-</number:text>
      <number:year/>
    </number:date-style>
    <number:time-style style:name="N10118" number:language="ja" number:country="JP">
      <number:hours/>
      <number:text>:</number:text>
      <number:minute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24P0"/>
    </number:number-style>
    <number:number-style style:name="N10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27P0"/>
    </number:number-style>
    <number:date-style style:name="N10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2" number:language="ja" number:country="JP">
      <number:hours/>
      <number:text>時</number:text>
      <number:minutes number:style="long"/>
      <number:text>分</number:text>
    </number:time-style>
    <number:time-style style:name="N10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4" number:language="ja" number:country="JP">
      <number:year number:style="long"/>
      <number:text>年</number:text>
      <number:month number:style="long"/>
      <number:text>月</number:text>
    </number:date-style>
    <number:date-style style:name="N10135" number:language="ja" number:country="JP">
      <number:month number:style="long"/>
      <number:text>月</number:text>
      <number:day number:style="long"/>
      <number:text>日</number:text>
    </number:date-style>
    <number:number-style style:name="N10136P0" style:volatile="true" number:language="ja" number:country="JP">
      <number:number number:decimal-places="0" number:min-integer-digits="1" number:grouping="true"/>
    </number:number-style>
    <number:number-style style:name="N10136" number:language="ja" number:country="JP">
      <number:text>-</number:text>
      <number:number number:decimal-places="0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number number:decimal-places="0" number:min-integer-digits="1" number:grouping="true"/>
    </number:number-style>
    <number:number-style style:name="N10137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2" number:min-integer-digits="1" number:grouping="true"/>
    </number:number-style>
    <number:number-style style:name="N10138" number:language="ja" number:country="JP">
      <number:text>-</number:text>
      <number:number number:decimal-places="2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number:min-integer-digits="1" number:grouping="true"/>
    </number:number-style>
    <number:number-style style:name="N10139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10139P0"/>
    </number:number-style>
    <number:number-style style:name="N10143P0" style:volatile="true" number:language="ja" number:country="JP">
      <loext:fill-character> </loext:fill-character>
      <number:number number:decimal-places="0" number:min-integer-digits="1" number:grouping="true"/>
      <number:text> </number:text>
    </number:number-style>
    <number:number-style style:name="N10143P1" style:volatile="true" number:language="ja" number:country="JP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43P2" style:volatile="true" number:language="ja" number:country="JP">
      <loext:fill-character> </loext:fill-character>
      <number:text>- </number:text>
    </number:number-style>
    <number:text-style style:name="N10143" number:language="ja" number:country="JP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ja" number:country="JP">
      <number:text> ¥</number:text>
      <loext:fill-character> </loext:fill-character>
      <number:number number:decimal-places="0" number:min-integer-digits="1" number:grouping="true"/>
      <number:text> </number:text>
    </number:number-style>
    <number:number-style style:name="N10147P1" style:volatile="true" number:language="ja" number:country="JP">
      <number:text>-¥</number:text>
      <loext:fill-character> </loext:fill-character>
      <number:number number:decimal-places="0" number:min-integer-digits="1" number:grouping="true"/>
      <number:text> </number:text>
    </number:number-style>
    <number:number-style style:name="N10147P2" style:volatile="true" number:language="ja" number:country="JP">
      <number:text> ¥</number:text>
      <loext:fill-character> </loext:fill-character>
      <number:text>- </number:text>
    </number:number-style>
    <number:text-style style:name="N10147" number:language="ja" number:country="JP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ja" number:country="JP">
      <loext:fill-character> </loext:fill-character>
      <number:number number:decimal-places="2" number:min-integer-digits="1" number:grouping="true"/>
      <number:text> </number:text>
    </number:number-style>
    <number:number-style style:name="N10151P1" style:volatile="true" number:language="ja" number:country="JP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51P2" style:volatile="true" number:language="ja" number:country="JP">
      <loext:fill-character> </loext:fill-character>
      <number:text>-</number:text>
      <number:number number:decimal-places="0" number:min-integer-digits="0"/>
      <number:text> </number:text>
    </number:number-style>
    <number:text-style style:name="N10151" number:language="ja" number:country="JP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ja" number:country="JP">
      <number:text> ¥</number:text>
      <loext:fill-character> </loext:fill-character>
      <number:number number:decimal-places="2" number:min-integer-digits="1" number:grouping="true"/>
      <number:text> </number:text>
    </number:number-style>
    <number:number-style style:name="N10155P1" style:volatile="true" number:language="ja" number:country="JP">
      <number:text>-¥</number:text>
      <loext:fill-character> </loext:fill-character>
      <number:number number:decimal-places="2" number:min-integer-digits="1" number:grouping="true"/>
      <number:text> </number:text>
    </number:number-style>
    <number:number-style style:name="N10155P2" style:volatile="true" number:language="ja" number:country="JP">
      <number:text> ¥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55" number:language="ja" number:country="JP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middle"/>
      <style:text-properties fo:color="#000000" style:font-name="ＭＳ Ｐゴシック" fo:font-family="'ＭＳ Ｐゴシック'" style:font-family-generic="swiss" fo:font-size="11pt" style:font-name-asian="ＭＳ Ｐゴシック" style:font-family-asian="'ＭＳ Ｐゴシック'" style:font-family-generic-asian="swiss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20_2" style:display-name="標準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family="'ＭＳ Ｐゴシック'" style:font-family-generic="modern" fo:font-size="11pt" fo:font-style="normal" fo:text-shadow="none" style:text-underline-style="none" fo:font-weight="normal" style:font-name-asian="ＭＳ Ｐゴシック1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標準_20_2_20_2" style:display-name="標準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標準_20_3" style:display-name="標準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draw:gradient draw:name="Gradient_20_2" draw:display-name="Gradient 2" draw:style="axial" draw:start-color="#2e5f99" draw:end-color="#397bca" draw:start-intensity="100%" draw:end-intensity="100%" draw:angle="1800" draw:border="0%"/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0000/00/00</text:date>, <text:time style:data-style-name="N2" text:time-value="23:07:21.193639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MasterData作成" style:display-name="PageStyle_MasterData作成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neMessageMaster" style:display-name="PageStyle_LineMessageMaste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riyuki Kurosawa</meta:initial-creator>
    <meta:creation-date>2012-01-27T05:26:19</meta:creation-date>
    <dc:date>2014-03-13T23:52:56.957059000</dc:date>
    <meta:generator>LibreOffice/4.2.1.1$MacOSX_X86_64 LibreOffice_project/d7dbbd7842e6a58b0f521599204e827654e1fb8b</meta:generator>
    <meta:editing-duration>PT10H38M43S</meta:editing-duration>
    <meta:editing-cycles>97</meta:editing-cycles>
    <meta:document-statistic meta:table-count="4" meta:cell-count="199" meta:object-count="3"/>
    <meta:user-defined meta:name=""/>
    <meta:user-defined meta:name="AppVersion">14.0300</meta:user-defined>
    <meta:user-defined meta:name="Company">NHN Japa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Attribute VBA_ModuleType=VBAModule
Option VBASupport 1
Private Enum ENUM_MAST_TYPE
    MAST_LIVE_INFO = 1
    MAST_LIVEHOUSE
    MAST_TYPE_MAX
End Enum

Private Enum ENUM_FILE_NO
    ALL_MAST = 1
    TEMP_DATA
End Enum

Function MakeInt16(ByRef cellString) As Integer
    MakeInt16 = CInt(cellString)
End Function

Function MakeInt32(ByRef cellString) As Long
    MakeInt32 = CLng(cellString)
End Function

Function MakeStringSize(ByRef cellString) As Integer
    MakeStringSize = LenB(StrConv(cellString, vbFromUnicode))
End Function

Sub PutInt16(cell As Integer, ByRef fileNo As Integer)
    Put #fileNo, , cell
End Sub

Sub PutInt32(cell As Long, fileNo As Integer)
    Put #fileNo, ,cell
End Sub

Sub PutString16(cellString As String, fileNo As Integer)
    cellString = Replace(cellString, "\n", vbCrLf)
    Dim a As Integer
    If cellString = "" Then
    	a = 0
    	cellString = ""
    Else
	    a = LENB(StrConv(cellString, vbFromUnicode))
	EndIf
    Put #fileNo, , a
    Put #fileNo, , cellString
End Sub

Sub PutFloat(cellString As String, fileNo As Integer)
    Put #fileNo, , CSng(cellString)
End Sub

Sub OutputMasterFile()
    Dim version As Long
    Dim sheet As Object
    sheet = ThisComponent.getSheets().getByIndex(0)
    version = sheet.getCellRangeByName("C3").value
    Dim inFn As Integer

    Dim filePath As String
    filePath = "/Users/miyata/Dropbox/tempmaster.bin"
    
    Dim versionPath As String
    versionPath = "/Users/miyata/Dropbox/version.bin"
    
    'ファイル番号
    inFn = ENUM_FILE_NO.ALL_MAST
             
    Open filePath For Binary Access Write As #inFn
    
    'Master Version
    PutInt32 version, inFn
    
    'Program Version(強制アップデートに使う)
    PutInt32 CStr(1), inFn
    
    'Master Count(現在 LiveInfo, LiveHouse の２つ）
    PutInt16 CStr(2), inFn
   
    '■■
    '■■LiveHouseデータ作成
    '■■
    MakeLiveHouseMast  ThisComponent.getSheets().getByIndex(2), inFn, ENUM_MAST_TYPE. MAST_LIVEHOUSE
    
    '■■
    '■■LiveInfoデータ作成
    '■■
    MakeLiveInfoMast  ThisComponent.getSheets().getByIndex(1), inFn, ENUM_MAST_TYPE. MAST_LIVE_INFO
        
    'ファイルクローズ
    Close #inFn
    
    Open versionPath For Binary Access Write As #inFn
            
    'Master Version
    PutInt32 (version), inFn
    
    Close #inFn
        
    'メッセージ表示
    errorMsg = "作成しました。"
    If ErrorLogCnt &gt; 0 Then
        errorMsg = "エラーが発生しました"
        Kill (filePath)
    End If
        
    MsgBox errorMsg
    
End Sub

Sub MakeLiveInfoMast(ByRef Sh As Object, ByRef inputFn As Integer, ByRef masterType As Integer)
    Const row_start = 3
    Dim cellString As String
    Dim row As Long
    Dim liveHouseNo, dateStr, subNo, title, act, other  As Integer
    Dim column As Integer
    column = 1
    PutInt16 masterType, inputFn
    
    '■■カラム定義■■
    liveHouseNo = column'	
    dateStr 	= column + 1'
    subNo 		= column + 2'
    title 		= column + 3'
    act 		= column + 4'
    other	= column + 5
        
    row = row_start
    
    Dim masterCount As Integer
    Do
        cellString = Sh.getCellByPosition(liveHouseNo, row).String
        If Trim(cellString) = "" Then
            GoTo COUNTEND
        End If
        masterCount = masterCount + 1
        row = row + 1
    Loop
COUNTEND:
    PutInt16 masterCount, inputFn
    row = row_start
    
    Do
        '■■データ書き出し■■
        'ID取得
        cellString = Sh.getCellByPosition(liveHouseNo, row).String
        If Trim(cellString) = "" Then
            GoTo SUBEND
        End If

        PutInt16 cellString, inputFn
        
        cellString = "2014" &amp; Sh.getCellByPosition(dateStr, row).String
        PutInt32 cellString, inputFn
                    
        cellString = Sh.getCellByPosition(subNo, row).String
        PutInt16 cellString, inputFn
         
        cellString = Sh.getCellByPosition(title, row).String
        PutString16 cellString, inputFn
        
        cellString = Sh.getCellByPosition(act, row).String
        PutString16 cellString, inputFn
        
        cellString = Sh.getCellByPosition(other, row).String
        PutString16 cellString, inputFn
        
LOOPEND:
        row = row + 1
    Loop
    
SUBEND:
    
End Sub


Sub MakeLiveHouseMast(ByRef Sh As Object, ByRef inputFn As Integer, ByRef masterType As Integer)
    Const row_start = 3
    Dim cellString As String
    Dim row As Long
    Dim liveHouseNo, liveHouseName, info , sortNo As Integer
    Dim column As Integer
    column = 1
    PutInt16 masterType, inputFn
    
    '■■カラム定義■■
    liveHouseNo = column'	
    liveHouseName 	= column + 1'
    info 		= column + 2'
    sortNo = column + 3
    row = row_start
    
    Dim masterCount As Integer
    Do
        cellString = Sh.getCellByPosition(liveHouseNo, row).String
        If Trim(cellString) = "" Then
            GoTo COUNTEND
        End If
        masterCount = masterCount + 1
        row = row + 1
    Loop
COUNTEND:
    PutInt16 masterCount, inputFn
    row = row_start
    
    Do
        '■■データ書き出し■■
        'ID取得
        cellString = Sh.getCellByPosition(liveHouseNo, row).String
        If Trim(cellString) = "" Then
            GoTo SUBEND
        End If

        PutInt16 cellString, inputFn
         
        cellString = Sh.getCellByPosition(liveHouseName, row).String
        PutString16 cellString, inputFn
        
        cellString = Sh.getCellByPosition(info, row).String
        PutString16 cellString, inputFn
 
 		cellString = Sh.getCellByPosition(sortNo, row).String
        PutInt16 cellString, inputFn
LOOPEND:
        row = row + 1
    Loop
    
SUBEND:
    
End Sub

Function LENB(s)
	Dim a As Integer
	a = UBound(s) - LBound(s) + 1
	LENB = a
End Function
</script:module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Sheet1"/>
  <library:element library:name="Sheet2"/>
</library:library>
</file>

<file path=Basic/VBAProject/Module2.xml><?xml version="1.0" encoding="utf-8"?>
<!DOCTYPE module  PUBLIC '-//OpenOffice.org//DTD OfficeDocument 1.0//EN'  'module.dtd'>
<script:module xmlns:script="http://openoffice.org/2000/script" script:name="Module2" script:language="StarBasic" script:moduleType="normal">Rem Attribute VBA_ModuleType=VBAModule
Option VBASupport 1
Private Enum ENUM_MAST_TYPE
    LINE_MESSAGE = 1
    MAST_TYPE_MAX
End Enum

Private Enum ENUM_FILE_NO
    ALL_MAST = 1
    TEMP_DATA
End Enum

Function MakeInt16(ByRef cellString) As Integer
    MakeInt16 = CInt(cellString)
End Function

Function MakeInt32(ByRef cellString) As Long
    MakeInt32 = CLng(cellString)
End Function

Function MakeStringSize(ByRef cellString) As Integer
    MakeStringSize = LenB(StrConv(cellString, vbFromUnicode))
End Function

Sub PutInt16(ByRef cellString As String, ByRef fileNo As Integer)
    Put #fileNo, , CInt(cellString)
End Sub

Sub PutInt32(ByRef cellString As String, ByRef fileNo As Integer)
    Put #fileNo, , CLng(cellString)
End Sub

Sub PutString16(ByRef cellString As String, ByRef fileNo As Integer)
    cellString = Replace(cellString, "\n", vbCrLf)
    Put #fileNo, , CInt(LenB(StrConv(cellString, vbFromUnicode)))
    Put #fileNo, , cellString
End Sub

Sub PutFloat(ByRef cellString As String, ByRef fileNo As Integer)
    Put #fileNo, , CSng(cellString)
End Sub

Sub OutputMasterFile()
    Dim version As String
    version = Sheet15.Cells(3, 3)
    
    Dim inFn As Integer

    Dim filePath As String
    filePath = ThisWorkbook.path + "\" + "tempmaster.bin"
    
    Dim versionPath As String
    versionPath = ThisWorkbook.path + "\" + "version.bin"
    
    Dim versionTextPath As String
    versionTextPath = ThisWorkbook.path + "\" + version
    
    'ファイル番号
    inFn = ENUM_FILE_NO.ALL_MAST
             
    Open filePath For Binary Access Write As #inFn
            
    'Master Version
    PutInt32 version, inFn
    
    PutInt16 CStr(ENUM_MAST_TYPE.MAST_TYPE_MAX - 1), inFn
    
    '■■
    '■■LineMessageデータ作成
    '■■
    MakeLineMessageMast Sheet36, inFn, ENUM_MAST_TYPE.LINE_MESSAGE
   
        
    'ファイルクローズ
    Close #inFn
    
    Open versionPath For Binary Access Write As #inFn
            
    'Master Version
    PutInt32 version, inFn
    
    Close #inFn
    
    Open versionTextPath For Binary Access Write As #inFn
    
    Close #inFn
        
    'メッセージ表示
    errorMsg = "作成しました。"
    If ErrorLogCnt &gt; 0 Then
        errorMsg = "エラーが発生しました"
        Kill (filePath)
    End If
        
    MsgBox errorMsg
    
End Sub

Sub MakeLineMessageMast(ByRef Sh As Object, ByRef inputFn As Integer, ByRef masterType As Integer)
    Const row_start = 5
    Dim cellString As String
    Dim row As Long
    
    PutInt16 CStr(masterType), inputFn
    
    '■■カラム定義■■
    Set MessageType = Sh.Cells.Find("メッセージタイプ")
    Set MessageText = Sh.Cells.Find("メッセージテキスト")
    Set ButtonText = Sh.Cells.Find("ボタンテキスト")
    Set StartDate = Sh.Cells.Find("開始日時")
    Set EndDate = Sh.Cells.Find("終了日時")
        
    row = row_start
    
    Dim masterCount As Integer
    Do
        cellString = Sh.Cells(row, MessageType.column)
        If Trim(cellString) = "" Then
            GoTo COUNTEND
        End If
        masterCount = masterCount + 1
        row = row + 1
    Loop
COUNTEND:
    PutInt16 CStr(masterCount), inputFn
    row = row_start
    
    Do
        '■■データ書き出し■■
        'ID取得
        cellString = Sh.Cells(row, MessageType.column)
        If Trim(cellString) = "" Then
            GoTo SUBEND
        End If

        PutInt16 cellString, inputFn
        
        cellString = Sh.Cells(row, MessageText.column)
        PutString16 cellString, inputFn
                    
        cellString = Sh.Cells(row, ButtonText.column)
        PutString16 cellString, inputFn
         
        cellString = Sh.Cells(row, StartDate.column)
        PutString16 Format(cellString, "yyyy/mm/dd hh:nn:ss"), inputFn
        
        cellString = Sh.Cells(row, EndDate.column)
        PutString16 Format(cellString, "yyyy/mm/dd hh:nn:ss"), inputFn
        
LOOPEND:
        row = row + 1
    Loop
    
SUBEND:
    
End Sub

</script:module>
</file>

<file path=Basic/VBAProject/Sheet15.xml><?xml version="1.0" encoding="utf-8"?>
<!DOCTYPE module  PUBLIC '-//OpenOffice.org//DTD OfficeDocument 1.0//EN'  'module.dtd'>
<script:module xmlns:script="http://openoffice.org/2000/script" script:name="Sheet15" script:language="StarBasic" script:moduleType="document">Rem Attribute VBA_ModuleType=VBADocumentModule
Option VBASupport 1
</script:module>
</file>

<file path=Basic/VBAProject/Sheet36 (LineMessageMaster).xml><?xml version="1.0" encoding="utf-8"?>
<!DOCTYPE module  PUBLIC '-//OpenOffice.org//DTD OfficeDocument 1.0//EN'  'module.dtd'>
<script:module xmlns:script="http://openoffice.org/2000/script" script:name="Sheet36 (LineMessageMaster)" script:language="StarBasic">REM  *****  BASIC  *****

Sub Main

End Sub
</script:module>
</file>

<file path=Basic/VBAProject/Sheet36.xml><?xml version="1.0" encoding="utf-8"?>
<!DOCTYPE module  PUBLIC '-//OpenOffice.org//DTD OfficeDocument 1.0//EN'  'module.dtd'>
<script:module xmlns:script="http://openoffice.org/2000/script" script:name="Sheet36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2"/>
  <library:element library:name="Sheet15"/>
  <library:element library:name="Sheet36"/>
  <library:element library:name="ThisWorkbook"/>
  <library:element library:name="Sheet36 (LineMessageMaster)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Scripts/javascript/Library1/parcel-descriptor.xml><?xml version="1.0" encoding="utf-8"?>
<parcel xmlns:parcel="scripting.dtd" language="JavaScript"/>
</file>